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181in" style:rel-column-width="11523*"/>
    </style:style>
    <style:style style:name="Table1.B" style:family="table-column">
      <style:table-column-properties style:column-width="4.2403in" style:rel-column-width="40115*"/>
    </style:style>
    <style:style style:name="Table1.C" style:family="table-column">
      <style:table-column-properties style:column-width="1.4688in" style:rel-column-width="1389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ourier" fo:font-size="11pt" style:font-size-asian="11pt" style:font-size-complex="11pt"/>
    </style:style>
    <style:style style:name="P2" style:family="paragraph" style:parent-style-name="Text_20_body">
      <style:paragraph-properties fo:text-align="justify" style:justify-single-word="false"/>
      <style:text-properties style:font-name="Courier" fo:font-size="11pt" style:font-size-asian="11pt" style:font-size-complex="11pt"/>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officeooo:rsid="00489f61" officeooo:paragraph-rsid="00489f61"/>
    </style:style>
    <style:style style:name="P5" style:family="paragraph" style:parent-style-name="Text_20_body">
      <style:paragraph-properties fo:text-align="start" style:justify-single-word="false"/>
      <style:text-properties officeooo:rsid="00a588e1" officeooo:paragraph-rsid="00a588e1"/>
    </style:style>
    <style:style style:name="P6" style:family="paragraph" style:parent-style-name="Text_20_body">
      <style:paragraph-properties fo:text-align="start" style:justify-single-word="false"/>
      <style:text-properties officeooo:rsid="00a8605e" officeooo:paragraph-rsid="00aa8315"/>
    </style:style>
    <style:style style:name="P7" style:family="paragraph" style:parent-style-name="Text_20_body">
      <style:paragraph-properties fo:text-align="start" style:justify-single-word="false"/>
      <style:text-properties officeooo:rsid="0044f17e" officeooo:paragraph-rsid="0044f17e"/>
    </style:style>
    <style:style style:name="P8" style:family="paragraph" style:parent-style-name="Text_20_body">
      <style:text-properties style:text-underline-style="solid" style:text-underline-width="auto" style:text-underline-color="font-color" officeooo:rsid="00ba558d" officeooo:paragraph-rsid="00ba558d"/>
    </style:style>
    <style:style style:name="P9" style:family="paragraph" style:parent-style-name="Text_20_body">
      <style:text-properties style:text-underline-style="solid" style:text-underline-width="auto" style:text-underline-color="font-color" officeooo:rsid="00ba558d" officeooo:paragraph-rsid="00c55892"/>
    </style:style>
    <style:style style:name="P10" style:family="paragraph" style:parent-style-name="Text_20_body">
      <style:text-properties style:text-underline-style="solid" style:text-underline-width="auto" style:text-underline-color="font-color" officeooo:rsid="00cb259f" officeooo:paragraph-rsid="00cb259f"/>
    </style:style>
    <style:style style:name="P11" style:family="paragraph" style:parent-style-name="Text_20_body">
      <style:text-properties officeooo:rsid="00c2f7fe" officeooo:paragraph-rsid="00c2f7fe"/>
    </style:style>
    <style:style style:name="P12" style:family="paragraph" style:parent-style-name="Text_20_body">
      <style:text-properties officeooo:rsid="00c33c05" officeooo:paragraph-rsid="00c33c05"/>
    </style:style>
    <style:style style:name="P13" style:family="paragraph" style:parent-style-name="Text_20_body">
      <style:text-properties officeooo:rsid="00c33c05" officeooo:paragraph-rsid="00c7afe7"/>
    </style:style>
    <style:style style:name="P14" style:family="paragraph" style:parent-style-name="Text_20_body">
      <style:text-properties style:text-underline-style="none" officeooo:rsid="00c71cc3" officeooo:paragraph-rsid="00c71cc3"/>
    </style:style>
    <style:style style:name="P15" style:family="paragraph" style:parent-style-name="Text_20_body">
      <style:text-properties style:text-underline-style="none" officeooo:rsid="00c33c05" officeooo:paragraph-rsid="00c7afe7"/>
    </style:style>
    <style:style style:name="P16" style:family="paragraph" style:parent-style-name="Text_20_body">
      <style:text-properties style:text-underline-style="none" officeooo:rsid="00d3ca34" officeooo:paragraph-rsid="00d3ca34"/>
    </style:style>
    <style:style style:name="P17" style:family="paragraph" style:parent-style-name="Text_20_body">
      <style:text-properties style:text-underline-style="none" officeooo:rsid="00d4fcc3" officeooo:paragraph-rsid="00d4fcc3"/>
    </style:style>
    <style:style style:name="P18" style:family="paragraph" style:parent-style-name="Text_20_body">
      <style:paragraph-properties fo:text-align="start" style:justify-single-word="false"/>
    </style:style>
    <style:style style:name="P19" style:family="paragraph" style:parent-style-name="Standard">
      <style:text-properties style:font-name="Courier" fo:font-size="11pt" style:font-size-asian="11pt" style:font-size-complex="11pt"/>
    </style:style>
    <style:style style:name="P20" style:family="paragraph" style:parent-style-name="Text_20_body" style:list-style-name="L1">
      <style:paragraph-properties fo:text-align="justify" style:justify-single-word="false"/>
      <style:text-properties officeooo:rsid="009992a5" officeooo:paragraph-rsid="009992a5"/>
    </style:style>
    <style:style style:name="P21" style:family="paragraph" style:parent-style-name="Text_20_body" style:list-style-name="L1">
      <style:paragraph-properties fo:text-align="justify" style:justify-single-word="false"/>
      <style:text-properties officeooo:rsid="009b7b24" officeooo:paragraph-rsid="009b7b24"/>
    </style:style>
    <style:style style:name="P22" style:family="paragraph" style:parent-style-name="Text_20_body" style:list-style-name="L1">
      <style:paragraph-properties fo:text-align="justify" style:justify-single-word="false"/>
      <style:text-properties officeooo:rsid="00a09e63" officeooo:paragraph-rsid="00a09e63"/>
    </style:style>
    <style:style style:name="P23" style:family="paragraph" style:parent-style-name="Text_20_body" style:list-style-name="L1">
      <style:paragraph-properties fo:text-align="justify" style:justify-single-word="false"/>
      <style:text-properties officeooo:rsid="00a423f9" officeooo:paragraph-rsid="00a423f9"/>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officeooo:paragraph-rsid="00a7be9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text-properties officeooo:rsid="00489f61" officeooo:paragraph-rsid="00489f61"/>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19">
      <style:text-properties officeooo:rsid="00d0bca5" officeooo:paragraph-rsid="00d0bca5"/>
    </style:style>
    <style:style style:name="P44" style:family="paragraph" style:parent-style-name="Text_20_body" style:list-style-name="L19">
      <style:text-properties officeooo:rsid="00cb301e" officeooo:paragraph-rsid="00cb301e"/>
    </style:style>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text-properties style:font-name="Courier" fo:font-size="11pt" style:font-size-asian="11pt" style:font-size-complex="11pt"/>
    </style:style>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998041" officeooo:paragraph-rsid="00998041"/>
    </style:style>
    <style:style style:name="P65" style:family="paragraph" style:parent-style-name="Heading_20_2">
      <style:text-properties officeooo:rsid="0044765e" officeooo:paragraph-rsid="0044765e"/>
    </style:style>
    <style:style style:name="P66" style:family="paragraph" style:parent-style-name="Heading_20_2">
      <style:text-properties style:text-underline-style="none"/>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officeooo:rsid="000fbd13"/>
    </style:style>
    <style:style style:name="T5" style:family="text">
      <style:text-properties officeooo:rsid="0014c065"/>
    </style:style>
    <style:style style:name="T6" style:family="text">
      <style:text-properties officeooo:rsid="0016babe"/>
    </style:style>
    <style:style style:name="T7" style:family="text">
      <style:text-properties officeooo:rsid="001e098b"/>
    </style:style>
    <style:style style:name="T8" style:family="text">
      <style:text-properties officeooo:rsid="001ef447"/>
    </style:style>
    <style:style style:name="T9" style:family="text">
      <style:text-properties officeooo:rsid="001ef7e7"/>
    </style:style>
    <style:style style:name="T10" style:family="text">
      <style:text-properties officeooo:rsid="0020406c"/>
    </style:style>
    <style:style style:name="T11" style:family="text">
      <style:text-properties officeooo:rsid="00213ebb"/>
    </style:style>
    <style:style style:name="T12" style:family="text">
      <style:text-properties officeooo:rsid="0022a49b"/>
    </style:style>
    <style:style style:name="T13" style:family="text">
      <style:text-properties officeooo:rsid="00248885"/>
    </style:style>
    <style:style style:name="T14" style:family="text">
      <style:text-properties officeooo:rsid="0046b0b4"/>
    </style:style>
    <style:style style:name="T15" style:family="text">
      <style:text-properties officeooo:rsid="00494f8f"/>
    </style:style>
    <style:style style:name="T16" style:family="text">
      <style:text-properties officeooo:rsid="004d5ebc"/>
    </style:style>
    <style:style style:name="T17" style:family="text">
      <style:text-properties officeooo:rsid="00514d08"/>
    </style:style>
    <style:style style:name="T18" style:family="text">
      <style:text-properties officeooo:rsid="0052d2c3"/>
    </style:style>
    <style:style style:name="T19" style:family="text">
      <style:text-properties officeooo:rsid="0058274c"/>
    </style:style>
    <style:style style:name="T20" style:family="text">
      <style:text-properties officeooo:rsid="005f66f9"/>
    </style:style>
    <style:style style:name="T21" style:family="text">
      <style:text-properties officeooo:rsid="00644206"/>
    </style:style>
    <style:style style:name="T22" style:family="text">
      <style:text-properties officeooo:rsid="006442ec"/>
    </style:style>
    <style:style style:name="T23" style:family="text">
      <style:text-properties officeooo:rsid="00686c44"/>
    </style:style>
    <style:style style:name="T24" style:family="text">
      <style:text-properties officeooo:rsid="006e0259"/>
    </style:style>
    <style:style style:name="T25" style:family="text">
      <style:text-properties officeooo:rsid="0071a809"/>
    </style:style>
    <style:style style:name="T26" style:family="text">
      <style:text-properties officeooo:rsid="007226c9"/>
    </style:style>
    <style:style style:name="T27" style:family="text">
      <style:text-properties officeooo:rsid="009d170f"/>
    </style:style>
    <style:style style:name="T28" style:family="text">
      <style:text-properties officeooo:rsid="00a227ca"/>
    </style:style>
    <style:style style:name="T29" style:family="text">
      <style:text-properties officeooo:rsid="00a23f99"/>
    </style:style>
    <style:style style:name="T30" style:family="text">
      <style:text-properties officeooo:rsid="00a9c373"/>
    </style:style>
    <style:style style:name="T31" style:family="text">
      <style:text-properties officeooo:rsid="00b17be4"/>
    </style:style>
    <style:style style:name="T32" style:family="text">
      <style:text-properties officeooo:rsid="00b917f7"/>
    </style:style>
    <style:style style:name="T33" style:family="text">
      <style:text-properties officeooo:rsid="00c1dd41"/>
    </style:style>
    <style:style style:name="T34" style:family="text">
      <style:text-properties officeooo:rsid="00c3df3d"/>
    </style:style>
    <style:style style:name="T35" style:family="text">
      <style:text-properties officeooo:rsid="00c55892"/>
    </style:style>
    <style:style style:name="T36" style:family="text">
      <style:text-properties officeooo:rsid="00cc21e8"/>
    </style:style>
    <style:style style:name="T37" style:family="text">
      <style:text-properties officeooo:rsid="00ce67cf"/>
    </style:style>
    <style:style style:name="T38" style:family="text">
      <style:text-properties officeooo:rsid="00cf1649"/>
    </style:style>
    <style:style style:name="T39" style:family="text">
      <style:text-properties officeooo:rsid="00d15e8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4">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7">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table-of-content text:style-name="Sect1" text:protected="true" text:name="Table of Contents1">
        <text:table-of-content-source text:outline-level="10">
          <text:index-title-template text:style-name="Contents_20_Heading">Python Dasar</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Dasar</text:p>
          </text:index-title>
          <text:p text:style-name="P68"><text:a xlink:type="simple" xlink:href="#__RefHeading__2473_1450544477" text:style-name="Internet_20_link" text:visited-style-name="Internet_20_link">Tentang dokumen ini</text:a><text:tab/>2</text:p>
          <text:p text:style-name="P68"><text:a xlink:type="simple" xlink:href="#__RefHeading__2325_334226824" text:style-name="Internet_20_link" text:visited-style-name="Internet_20_link">1. Penulisan source code</text:a><text:tab/>3</text:p>
          <text:p text:style-name="P68"><text:a xlink:type="simple" xlink:href="#__RefHeading__2327_334226824" text:style-name="Internet_20_link" text:visited-style-name="Internet_20_link">2. Sekilas tentang Python</text:a><text:tab/>4</text:p>
          <text:p text:style-name="P68"><text:a xlink:type="simple" xlink:href="#__RefHeading__2329_334226824" text:style-name="Internet_20_link" text:visited-style-name="Internet_20_link">3. Interpreter Python (interaktif)</text:a><text:tab/>5</text:p>
          <text:p text:style-name="P68"><text:a xlink:type="simple" xlink:href="#__RefHeading__2331_334226824" text:style-name="Internet_20_link" text:visited-style-name="Internet_20_link">4. Script Python</text:a><text:tab/>6</text:p>
          <text:p text:style-name="P68"><text:a xlink:type="simple" xlink:href="#__RefHeading__2333_334226824" text:style-name="Internet_20_link" text:visited-style-name="Internet_20_link">5. Tipe builtin, collection dan operator</text:a><text:tab/>7</text:p>
          <text:p text:style-name="P67"><text:a xlink:type="simple" xlink:href="#__RefHeading__3134_133451410" text:style-name="Internet_20_link" text:visited-style-name="Internet_20_link">Collection</text:a><text:tab/>10</text:p>
          <text:p text:style-name="P67"><text:a xlink:type="simple" xlink:href="#__RefHeading__2335_334226824" text:style-name="Internet_20_link" text:visited-style-name="Internet_20_link">Operator</text:a><text:tab/>10</text:p>
          <text:p text:style-name="P68"><text:a xlink:type="simple" xlink:href="#__RefHeading__2337_334226824" text:style-name="Internet_20_link" text:visited-style-name="Internet_20_link">6. Kondisi</text:a><text:tab/>12</text:p>
          <text:p text:style-name="P67"><text:a xlink:type="simple" xlink:href="#__RefHeading__2339_334226824" text:style-name="Internet_20_link" text:visited-style-name="Internet_20_link">Sintaks if</text:a><text:tab/>12</text:p>
          <text:p text:style-name="P68"><text:a xlink:type="simple" xlink:href="#__RefHeading__2341_334226824" text:style-name="Internet_20_link" text:visited-style-name="Internet_20_link">7. Perulangan</text:a><text:tab/>13</text:p>
          <text:p text:style-name="P67"><text:a xlink:type="simple" xlink:href="#__RefHeading__2343_334226824" text:style-name="Internet_20_link" text:visited-style-name="Internet_20_link">Sintaks for</text:a><text:tab/>13</text:p>
          <text:p text:style-name="P67"><text:a xlink:type="simple" xlink:href="#__RefHeading__2345_334226824" text:style-name="Internet_20_link" text:visited-style-name="Internet_20_link">Sintaks while</text:a><text:tab/>13</text:p>
          <text:p text:style-name="P67"><text:a xlink:type="simple" xlink:href="#__RefHeading__3404_133451410" text:style-name="Internet_20_link" text:visited-style-name="Internet_20_link">Catatan</text:a><text:tab/>14</text:p>
          <text:p text:style-name="P68"><text:a xlink:type="simple" xlink:href="#__RefHeading__2347_334226824" text:style-name="Internet_20_link" text:visited-style-name="Internet_20_link">8. Fungsi</text:a><text:tab/>15</text:p>
          <text:p text:style-name="P67"><text:a xlink:type="simple" xlink:href="#__RefHeading__2349_334226824" text:style-name="Internet_20_link" text:visited-style-name="Internet_20_link">Deklarasi fungsi</text:a><text:tab/>15</text:p>
          <text:p text:style-name="P67"><text:a xlink:type="simple" xlink:href="#__RefHeading__2351_334226824" text:style-name="Internet_20_link" text:visited-style-name="Internet_20_link">Documentation String (docstring)</text:a><text:tab/>15</text:p>
          <text:p text:style-name="P67"><text:a xlink:type="simple" xlink:href="#__RefHeading__2353_334226824" text:style-name="Internet_20_link" text:visited-style-name="Internet_20_link">Pemanggilan fungsi</text:a><text:tab/>16</text:p>
          <text:p text:style-name="P67"><text:a xlink:type="simple" xlink:href="#__RefHeading__2355_334226824" text:style-name="Internet_20_link" text:visited-style-name="Internet_20_link">Variabel global</text:a><text:tab/>16</text:p>
          <text:p text:style-name="P67"><text:a xlink:type="simple" xlink:href="#__RefHeading__2357_334226824" text:style-name="Internet_20_link" text:visited-style-name="Internet_20_link">Argumen fungsi</text:a><text:tab/>17</text:p>
          <text:p text:style-name="P67"><text:a xlink:type="simple" xlink:href="#__RefHeading__2359_334226824" text:style-name="Internet_20_link" text:visited-style-name="Internet_20_link">Argumen default</text:a><text:tab/>18</text:p>
          <text:p text:style-name="P67"><text:a xlink:type="simple" xlink:href="#__RefHeading__2361_334226824" text:style-name="Internet_20_link" text:visited-style-name="Internet_20_link">Argumen *arg (tuple)</text:a><text:tab/>19</text:p>
          <text:p text:style-name="P67"><text:a xlink:type="simple" xlink:href="#__RefHeading__2363_334226824" text:style-name="Internet_20_link" text:visited-style-name="Internet_20_link">Argumen **arg (dictionary)</text:a><text:tab/>20</text:p>
          <text:p text:style-name="P68"><text:a xlink:type="simple" xlink:href="#__RefHeading__2365_334226824" text:style-name="Internet_20_link" text:visited-style-name="Internet_20_link">9. Class</text:a><text:tab/>21</text:p>
          <text:p text:style-name="P68"><text:a xlink:type="simple" xlink:href="#__RefHeading__2367_334226824" text:style-name="Internet_20_link" text:visited-style-name="Internet_20_link">10. Modul-modul</text:a><text:tab/>27</text:p>
          <text:p text:style-name="P67"><text:a xlink:type="simple" xlink:href="#__RefHeading__2369_334226824" text:style-name="Internet_20_link" text:visited-style-name="Internet_20_link">Contoh modul</text:a><text:tab/>27</text:p>
          <text:p text:style-name="P67"><text:a xlink:type="simple" xlink:href="#__RefHeading__2371_334226824" text:style-name="Internet_20_link" text:visited-style-name="Internet_20_link">Search path</text:a><text:tab/>30</text:p>
          <text:p text:style-name="P67"><text:a xlink:type="simple" xlink:href="#__RefHeading__2373_334226824" text:style-name="Internet_20_link" text:visited-style-name="Internet_20_link">Compiled module</text:a><text:tab/>30</text:p>
          <text:p text:style-name="P67"><text:a xlink:type="simple" xlink:href="#__RefHeading__2375_334226824" text:style-name="Internet_20_link" text:visited-style-name="Internet_20_link">Nama module</text:a><text:tab/>30</text:p>
          <text:p text:style-name="P68"><text:a xlink:type="simple" xlink:href="#__RefHeading__2377_334226824" text:style-name="Internet_20_link" text:visited-style-name="Internet_20_link">11. Exception</text:a><text:tab/>32</text:p>
          <text:p text:style-name="P67"><text:a xlink:type="simple" xlink:href="#__RefHeading__2379_334226824" text:style-name="Internet_20_link" text:visited-style-name="Internet_20_link">Try...except...finally</text:a><text:tab/>32</text:p>
          <text:p text:style-name="P67"><text:a xlink:type="simple" xlink:href="#__RefHeading__2381_334226824" text:style-name="Internet_20_link" text:visited-style-name="Internet_20_link">Try...finally</text:a><text:tab/>34</text:p>
          <text:p text:style-name="P67"><text:a xlink:type="simple" xlink:href="#__RefHeading__2383_334226824" text:style-name="Internet_20_link" text:visited-style-name="Internet_20_link">Informasi exception</text:a><text:tab/>34</text:p>
          <text:p text:style-name="P67"><text:a xlink:type="simple" xlink:href="#__RefHeading__2385_334226824" text:style-name="Internet_20_link" text:visited-style-name="Internet_20_link">Membangkitkan exception</text:a><text:tab/>35</text:p>
          <text:p text:style-name="P68"><text:a xlink:type="simple" xlink:href="#__RefHeading__2387_334226824" text:style-name="Internet_20_link" text:visited-style-name="Internet_20_link">12. File</text:a><text:tab/>36</text:p>
          <text:p text:style-name="P67"><text:a xlink:type="simple" xlink:href="#__RefHeading__2389_334226824" text:style-name="Internet_20_link" text:visited-style-name="Internet_20_link">Membuka dan menutup file</text:a><text:tab/>36</text:p>
          <text:p text:style-name="P67"><text:a xlink:type="simple" xlink:href="#__RefHeading__2391_334226824" text:style-name="Internet_20_link" text:visited-style-name="Internet_20_link">Membaca isi file</text:a><text:tab/>37</text:p>
          <text:p text:style-name="P67"><text:a xlink:type="simple" xlink:href="#__RefHeading__2393_334226824" text:style-name="Internet_20_link" text:visited-style-name="Internet_20_link">Menulis ke file</text:a><text:tab/>38</text:p>
          <text:p text:style-name="P67"><text:a xlink:type="simple" xlink:href="#__RefHeading__3136_133451410" text:style-name="Internet_20_link" text:visited-style-name="Internet_20_link">Statement with</text:a><text:tab/>39</text:p>
        </text:index-body>
      </text:table-of-content>
      <text:p text:style-name="P19"/>
      <text:h text:style-name="P64" text:outline-level="1"><text:bookmark-start text:name="__RefHeading__2473_1450544477"/>Tentang dokumen ini<text:bookmark-end text:name="__RefHeading__2473_1450544477"/></text:h>
      <text:list xml:id="list972538868134846447" text:style-name="L1">
        <text:list-item>
          <text:p text:style-name="P20">Dokumen ini membahas dasar-dasar bahasa pemrograman Python, untuk versi 2.x. </text:p>
        </text:list-item>
        <text:list-item>
          <text:p text:style-name="P20">Dokumen ini merupakan revisi ke 5, dimana pada awalnya, ditulis untuk Python versi 2.5, namun telah sedikit disesuaikan untuk Python 2.7. </text:p>
        </text:list-item>
        <text:list-item>
          <text:p text:style-name="P21"><text:span text:style-name="T27">Python Dasar </text:span>(c) 2009-2012,2014 Noprianto (tedut.com)</text:p>
        </text:list-item>
        <text:list-item>
          <text:p text:style-name="P22">Revisi terbaru <text:span text:style-name="T29">(dalam format ODT/PDF) </text:span>selalu bisa didapatkan <text:span text:style-name="T28">secara </text:span>bebas dari https://github.com/nopri/id-python atau http://tedut.com. </text:p>
        </text:list-item>
        <text:list-item>
          <text:p text:style-name="P23">Dokumen ini diharapkan dapat berguna namun tidak menggaransi apapun. </text:p>
        </text:list-item>
      </text:list>
      <text:p text:style-name="Text_20_body"/>
      <text:h text:style-name="P63" text:outline-level="1"><text:bookmark-start text:name="__RefHeading__2325_334226824"/>1. Penulisan source code<text:bookmark-end text:name="__RefHeading__2325_334226824"/></text:h>
      <text:list xml:id="list9169880817103562789" text:style-name="L2">
        <text:list-item>
          <text:p text:style-name="P24">Indentasi adalah 4 karakter.</text:p>
        </text:list-item>
        <text:list-item>
          <text:p text:style-name="P24">Untuk indentasi, gunakan hanya spasi, jangan gunakan TAB. </text:p>
        </text:list-item>
        <text:list-item>
          <text:p text:style-name="P24">Panjang baris maksimal adalah 79 karakter. Pindah baris langsung dalam kurung dan hanya gunakan backslash (\) apabila diperlukan. </text:p>
        </text:list-item>
        <text:list-item>
          <text:p text:style-name="P24">Panjang baris <text:span text:style-name="T4">maksimal untuk docstring dan komentar adalah 72 karakter. </text:span></text:p>
        </text:list-item>
        <text:list-item>
          <text:p text:style-name="P24">Gunakan <text:span text:style-name="T7">pemisah </text:span>dua baris kosong antara class / <text:span text:style-name="T5">fungsi top-level</text:span>.</text:p>
        </text:list-item>
        <text:list-item>
          <text:p text:style-name="P24">Gunakan <text:span text:style-name="T8">pemisah </text:span>satu baris kosong antara <text:span text:style-name="T6">method dalam class</text:span>.</text:p>
        </text:list-item>
        <text:list-item>
          <text:p text:style-name="P24">Import setiap modul dilakukan per baris, dengan urutan <text:span text:style-name="T10">kelompok</text:span>: standard library, pustaka pihak ketiga, pustaka lokal. <text:span text:style-name="T9">Pisahkanlah masing-masing kelompok import dengan sebuah baris kosong.</text:span></text:p>
        </text:list-item>
        <text:list-item>
          <text:p text:style-name="P24">Struktur program Python:</text:p>
          <text:list>
            <text:list-item>
              <text:p text:style-name="P24">Shebang Line</text:p>
            </text:list-item>
            <text:list-item>
              <text:p text:style-name="P24">Komentar dan docstring</text:p>
            </text:list-item>
            <text:list-item>
              <text:p text:style-name="P24">Import</text:p>
            </text:list-item>
            <text:list-item>
              <text:p text:style-name="P24">Global dan konstanta</text:p>
            </text:list-item>
            <text:list-item>
              <text:p text:style-name="P24">Class dan fungsi</text:p>
            </text:list-item>
          </text:list>
        </text:list-item>
        <text:list-item>
          <text:p text:style-name="P24">Aturan nama:</text:p>
          <text:list>
            <text:list-item>
              <text:p text:style-name="P24">Paket: lowercase</text:p>
            </text:list-item>
            <text:list-item>
              <text:p text:style-name="P24">Modul: lowercase, underscore bisa digunakan kalau diperlukan.</text:p>
            </text:list-item>
            <text:list-item>
              <text:p text:style-name="P24">Class: kapitalisasi per kata (huruf pertama setiap kata menggunakan kapital)</text:p>
            </text:list-item>
            <text:list-item>
              <text:p text:style-name="P24">Exception: kapitalisasi per kata (huruf pertama setiap kata menggunakan kapital). Gunakan tambahan Error untuk menandakan kesalahan.</text:p>
            </text:list-item>
            <text:list-item>
              <text:p text:style-name="P24">Fungsi dan method class: lowercase, setiap kata dipisahkan underscore.</text:p>
            </text:list-item>
            <text:list-item>
              <text:p text:style-name="P24">Variabel: lowercase, setiap kata dipisahkan underscore.</text:p>
            </text:list-item>
            <text:list-item>
              <text:p text:style-name="P24">Konstanta: UPPERCASE, setiap kata dipisahkan underscore.</text:p>
            </text:list-item>
          </text:list>
        </text:list-item>
        <text:list-item>
          <text:p text:style-name="P24">Case sensitive!</text:p>
        </text:list-item>
      </text:list>
      <text:p text:style-name="Text_20_body"/>
      <text:p text:style-name="P5">Untuk informasi lebih lanjut, bacalah juga PEP 8 (Style Guide for Python Code, http://legacy.python.org/dev/peps/pep-0008/). </text:p>
      <text:p text:style-name="P2"/>
      <text:h text:style-name="P63" text:outline-level="1"><text:bookmark-start text:name="__RefHeading__2327_334226824"/>2. Sekilas tentang Python<text:bookmark-end text:name="__RefHeading__2327_334226824"/></text:h>
      <text:list xml:id="list2819674181025209783" text:style-name="L3">
        <text:list-item>
          <text:p text:style-name="P25">Open Source</text:p>
          <text:list>
            <text:list-item>
              <text:p text:style-name="P25">Sesuai dengan sertifikasi Open Source Initiative.</text:p>
            </text:list-item>
            <text:list-item>
              <text:p text:style-name="P25">Kompatibel dengan GPL <text:span text:style-name="T12">(versi 2.0.1 dan yang lebih baru)</text:span>, menurut Free Software Foundation. Walau demikian, tidak ada pembatasan copyleft GPL.</text:p>
            </text:list-item>
            <text:list-item>
              <text:p text:style-name="P25">Bebas digunakan, termasuk untuk produk proprietary.</text:p>
            </text:list-item>
            <text:list-item>
              <text:p text:style-name="P25">Selengkapnya, <text:span text:style-name="T11">https://www.python.org/psf/</text:span>. </text:p>
            </text:list-item>
          </text:list>
        </text:list-item>
        <text:list-item>
          <text:p text:style-name="P25">Sintaks sederhana, jelas, fleksibel, mudah dipelajari. </text:p>
        </text:list-item>
        <text:list-item>
          <text:p text:style-name="P25">Mendukung multi-paradigma, salah satunya Object-oriented.</text:p>
        </text:list-item>
        <text:list-item>
          <text:p text:style-name="P25">Tipe data very high level.</text:p>
        </text:list-item>
        <text:list-item>
          <text:p text:style-name="P25">Standard library yang <text:span text:style-name="T13">lengkap</text:span>.</text:p>
        </text:list-item>
        <text:list-item>
          <text:p text:style-name="P25">Berjalan di banyak sistem.</text:p>
        </text:list-item>
        <text:list-item>
          <text:p text:style-name="P25">Dapat diextend dengan C/C++</text:p>
        </text:list-item>
        <text:list-item>
          <text:p text:style-name="P26">Type system: Strong, Dynamic, Duck</text:p>
        </text:list-item>
      </text:list>
      <text:p text:style-name="Text_20_body"/>
      <text:p text:style-name="P6">Untuk informasi <text:span text:style-name="T30">lebih lanjut, kunjungilah situs web Python https://www.python.org/</text:span></text:p>
      <text:h text:style-name="P63" text:outline-level="1"><text:bookmark-start text:name="__RefHeading__2329_334226824"/>3. Interpreter Python (interaktif)<text:bookmark-end text:name="__RefHeading__2329_334226824"/></text:h>
      <text:list xml:id="list5904887213547838941" text:style-name="L4">
        <text:list-item>
          <text:p text:style-name="P27">Path default executable python:</text:p>
          <text:list>
            <text:list-item>
              <text:p text:style-name="P27">Windows: c:\pythonXY\python.exe. XY adalah versi Python. Contoh: c:\python25\python.exe</text:p>
            </text:list-item>
            <text:list-item>
              <text:p text:style-name="P27">Linux: /usr/bin/python atau /usr/bin/pythonX.Y (umumnya <text:s/>menggunakan symlink /usr/bin/python). XY adalah versi Python. </text:p>
            </text:list-item>
          </text:list>
        </text:list-item>
        <text:list-item>
          <text:p text:style-name="P27">Untuk menjalankan interpreter Python:</text:p>
          <text:list>
            <text:list-item>
              <text:p text:style-name="P27">Windows: Masuk ke command prompt, masuk ke direktori instalasi Python, jalankan python.exe. Dapat pula mengakses dari Start Menu. Daftarkanlah direktori instalasi Python ke PATH apabila diperlukan. </text:p>
            </text:list-item>
            <text:list-item>
              <text:p text:style-name="P27">Linux: Masuk ke terminal, berikan perintah: 'python' (tanpa tanda kutip). </text:p>
            </text:list-item>
          </text:list>
        </text:list-item>
        <text:list-item>
          <text:p text:style-name="P27">Keluar dari sesi interaktif interpreter Python:</text:p>
          <text:list>
            <text:list-item>
              <text:p text:style-name="P27">Windows: Ctrl-Z, ENTER.</text:p>
            </text:list-item>
            <text:list-item>
              <text:p text:style-name="P27">Linux: Ctrl-D</text:p>
            </text:list-item>
          </text:list>
        </text:list-item>
        <text:list-item>
          <text:p text:style-name="P27">Untuk mencetak ke standard output, gunakan print. </text:p>
        </text:list-item>
        <text:list-item>
          <text:p text:style-name="P27">Untuk membaca string dari standard input, raw_input() bisa digunakan. </text:p>
        </text:list-item>
        <text:list-item>
          <text:p text:style-name="P27">Beberapa fungsi lain:</text:p>
          <text:list>
            <text:list-item>
              <text:p text:style-name="P27">abs()</text:p>
            </text:list-item>
            <text:list-item>
              <text:p text:style-name="P27">chr()</text:p>
            </text:list-item>
            <text:list-item>
              <text:p text:style-name="P27">dir()</text:p>
            </text:list-item>
            <text:list-item>
              <text:p text:style-name="P27">max()</text:p>
            </text:list-item>
            <text:list-item>
              <text:p text:style-name="P27">min()</text:p>
            </text:list-item>
            <text:list-item>
              <text:p text:style-name="P27">pow()</text:p>
            </text:list-item>
          </text:list>
        </text:list-item>
      </text:list>
      <text:list xml:id="list6440720508429367874" text:style-name="L5">
        <text:list-header>
          <text:p text:style-name="P28"><text:s/></text:p>
        </text:list-header>
      </text:list>
      <text:h text:style-name="P63" text:outline-level="1"><text:bookmark-start text:name="__RefHeading__2331_334226824"/>4. Script Python<text:bookmark-end text:name="__RefHeading__2331_334226824"/></text:h>
      <text:list xml:id="list4472164259860016772" text:style-name="L6">
        <text:list-item>
          <text:p text:style-name="P29">Simpan dengan ekstensi nama file py. Contoh: hello.py.</text:p>
        </text:list-item>
        <text:list-item>
          <text:p text:style-name="P29">Shebang</text:p>
          <text:list>
            <text:list-item>
              <text:p text:style-name="P29">#, !, diikuti Path ke executable Python</text:p>
            </text:list-item>
            <text:list-item>
              <text:p text:style-name="P29">Contoh di Linux: #!/usr/bin/python</text:p>
            </text:list-item>
            <text:list-item>
              <text:p text:style-name="P29">Contoh di Windows: #!c:\python25\python.exe</text:p>
            </text:list-item>
            <text:list-item>
              <text:p text:style-name="P29">Di Linux, bisa gunakan bantuan env, sehingga shebang line menjadi #!/usr/bin/env python </text:p>
              <text:list>
                <text:list-item>
                  <text:p text:style-name="P29">Sesuaikan path ke env</text:p>
                </text:list-item>
              </text:list>
            </text:list-item>
          </text:list>
        </text:list-item>
        <text:list-item>
          <text:p text:style-name="P29">Jalankan di command line: python &lt;script.py&gt;</text:p>
        </text:list-item>
        <text:list-item>
          <text:p text:style-name="P29">Di Linux, berikan hak akses executable dengan perintah: </text:p>
          <text:list>
            <text:list-item>
              <text:p text:style-name="P29">chmod +x &lt;script.py&gt;</text:p>
            </text:list-item>
            <text:list-item>
              <text:p text:style-name="P29">Selanjutnya, bisa dijalankan langsung dengan ./script.py atau script.py (apabila direktori aktif terdaftar di $PATH) dari prompt. </text:p>
            </text:list-item>
          </text:list>
          <text:p text:style-name="P29"/>
        </text:list-item>
      </text:list>
      <text:p text:style-name="Text_20_body"/>
      <text:h text:style-name="P63" text:outline-level="1"><text:bookmark-start text:name="__RefHeading__2333_334226824"/>5. Tipe <text:span text:style-name="T31">b</text:span>uiltin, <text:span text:style-name="T31">collection</text:span> dan operator<text:bookmark-end text:name="__RefHeading__2333_33422682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ipe</text:p>
            </table:table-cell>
            <table:table-cell table:style-name="Table1.A1" office:value-type="string">
              <text:p text:style-name="P3">Detil</text:p>
            </table:table-cell>
            <table:table-cell table:style-name="Table1.C1" office:value-type="string">
              <text:p text:style-name="P3">Catatan</text:p>
            </table:table-cell>
          </table:table-row>
        </table:table-header-rows>
        <table:table-row>
          <table:table-cell table:style-name="Table1.A2" office:value-type="string">
            <text:p text:style-name="Text_20_body">None</text:p>
          </table:table-cell>
          <table:table-cell table:style-name="Table1.A2" office:value-type="string">
            <text:p text:style-name="Text_20_body">None Object</text:p>
          </table:table-cell>
          <table:table-cell table:style-name="Table1.C2" office:value-type="string">
            <text:p text:style-name="Text_20_body"/>
          </table:table-cell>
        </table:table-row>
        <table:table-row>
          <table:table-cell table:style-name="Table1.A2" office:value-type="string">
            <text:p text:style-name="Text_20_body">Number</text:p>
            <text:p text:style-name="Text_20_body"/>
          </table:table-cell>
          <table:table-cell table:style-name="Table1.A2" office:value-type="string">
            <text:list xml:id="list7386440108493911441" text:style-name="L7">
              <text:list-item>
                <text:p text:style-name="P30">Boolean (bool)</text:p>
                <text:list>
                  <text:list-item>
                    <text:p text:style-name="P30">True atau False</text:p>
                  </text:list-item>
                </text:list>
              </text:list-item>
              <text:list-item>
                <text:p text:style-name="P30">Integer (int)</text:p>
              </text:list-item>
            </text:list>
            <text:list xml:id="list3803345250711798361" text:style-name="L8">
              <text:list-item>
                <text:p text:style-name="P31">Batas int bisa dilihat pada sys.maxint</text:p>
              </text:list-item>
            </text:list>
            <text:list xml:id="list131059740743017" text:continue-list="list7386440108493911441" text:style-name="L7">
              <text:list-item text:start-value="1">
                <text:p text:style-name="P30">Long integer (long)</text:p>
                <text:list>
                  <text:list-item>
                    <text:p text:style-name="P30">Gunakan suffix L atau l</text:p>
                  </text:list-item>
                  <text:list-item>
                    <text:p text:style-name="P30">Batas long sesuai memori</text:p>
                  </text:list-item>
                </text:list>
              </text:list-item>
              <text:list-item>
                <text:p text:style-name="P30">Floating point (float)</text:p>
                <text:list>
                  <text:list-item>
                    <text:p text:style-name="P30">pecahan</text:p>
                  </text:list-item>
                  <text:list-item>
                    <text:p text:style-name="P30">bisa ditulis dalam e atau E</text:p>
                  </text:list-item>
                </text:list>
              </text:list-item>
              <text:list-item>
                <text:p text:style-name="P30">Complex (complex)</text:p>
                <text:list>
                  <text:list-item>
                    <text:p text:style-name="P30">bilangan kompleks</text:p>
                  </text:list-item>
                  <text:list-item>
                    <text:p text:style-name="P30">memiliki atribut real (real) dan imag (imajiner). </text:p>
                  </text:list-item>
                  <text:list-item>
                    <text:p text:style-name="P30">imajiner bisa dituliskan dengan suffix j atau J.</text:p>
                  </text:list-item>
                  <text:list-item>
                    <text:p text:style-name="P30">dir: conjugate, imag, real</text:p>
                  </text:list-item>
                </text:list>
              </text:list-item>
            </text:list>
          </table:table-cell>
          <table:table-cell table:style-name="Table1.C2" office:value-type="string">
            <text:p text:style-name="Text_20_body"/>
            <text:p text:style-name="Text_20_body"/>
          </table:table-cell>
        </table:table-row>
        <table:table-row>
          <table:table-cell table:style-name="Table1.A2" office:value-type="string">
            <text:p text:style-name="Text_20_body">Set</text:p>
          </table:table-cell>
          <table:table-cell table:style-name="Table1.A2" office:value-type="string">
            <text:list xml:id="list131059662112499" text:continue-list="list131059740743017" text:style-name="L7">
              <text:list-item text:start-value="1">
                <text:p text:style-name="P30">Set (set): mutable</text:p>
                <text:list>
                  <text:list-item>
                    <text:p text:style-name="P30">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30">Frozen Set (frozenset): immutable</text:p>
                <text:list>
                  <text:list-item>
                    <text:p text:style-name="P30">dir: copy, <text:s/>difference, <text:s/>intersection, <text:s/>issubset, <text:s/>issuperset, <text:s/>symmetric_difference, <text:s/>union </text:p>
                  </text:list-item>
                </text:list>
              </text:list-item>
            </text:list>
          </table:table-cell>
          <table:table-cell table:style-name="Table1.C2" office:value-type="string">
            <text:list xml:id="list131060994174157" text:continue-list="list3803345250711798361" text:style-name="L8">
              <text:list-item text:start-value="1">
                <text:p text:style-name="P31">Unordered</text:p>
              </text:list-item>
              <text:list-item>
                <text:p text:style-name="P31">Semua item dalam set harus immutable</text:p>
              </text:list-item>
              <text:list-item>
                <text:p text:style-name="P31">Dapat dibuat dari item iterable</text:p>
              </text:list-item>
              <text:list-item>
                <text:p text:style-name="P31">Unik</text:p>
              </text:list-item>
              <text:list-item>
                <text:p text:style-name="P31">Dapat dioperasikan sebagai himpunan</text:p>
              </text:list-item>
            </text:list>
          </table:table-cell>
        </table:table-row>
        <table:table-row>
          <table:table-cell table:style-name="Table1.A2" office:value-type="string">
            <text:p text:style-name="Text_20_body">Sequence</text:p>
          </table:table-cell>
          <table:table-cell table:style-name="Table1.A2" office:value-type="string">
            <text:list xml:id="list131059723797076" text:continue-list="list131059662112499" text:style-name="L7">
              <text:list-item text:start-value="1">
                <text:p text:style-name="P30">String (str)</text:p>
                <text:list>
                  <text:list-item>
                    <text:p text:style-name="P30">immutable</text:p>
                  </text:list-item>
                  <text:list-item>
                    <text:p text:style-name="P30"><text:soft-page-break/>dapat dibentuk dengan pasangan:</text:p>
                    <text:list>
                      <text:list-item>
                        <text:p text:style-name="P30">kutip tunggal (')</text:p>
                      </text:list-item>
                      <text:list-item>
                        <text:p text:style-name="P30">kutip ganda ('')</text:p>
                      </text:list-item>
                      <text:list-item>
                        <text:p text:style-name="P30">triple kutip tunggal (' ' ')</text:p>
                      </text:list-item>
                      <text:list-item>
                        <text:p text:style-name="P30">triple kutip ganda ('' '' '')</text:p>
                      </text:list-item>
                    </text:list>
                  </text:list-item>
                  <text:list-item>
                    <text:p text:style-name="P30">Pasangan triple-kutip bisa mengembed newline. </text:p>
                  </text:list-item>
                  <text:list-item>
                    <text:p text:style-name="P30">Berlaku penggunaan escape character.</text:p>
                  </text:list-item>
                  <text:list-item>
                    <text:p text:style-name="P30">Dapat dituliskan dalam bentuk raw string (diawali r atau R). Contoh: r'c:\window'</text:p>
                  </text:list-item>
                  <text:list-item>
                    <text:p text:style-name="P30">Raw string, apabila diakhiri dengan backslash (\), harus berjumlah genap.</text:p>
                  </text:list-item>
                  <text:list-item>
                    <text:p text:style-name="P30">dir: capitalize, <text:s/>center, <text:s/>count, <text:s/>decode, <text:s/>encode, <text:s/>endswith, <text:s/>expandtabs, <text:s/>find, <text:s/>index, <text:s/>isalnum, <text:s/>isalpha, <text:s/>isdigit, <text:s/>islower, <text:s/>isspace, <text:s/>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30">Unicode String (unicode)</text:p>
                <text:list>
                  <text:list-item>
                    <text:p text:style-name="P30">immutable</text:p>
                  </text:list-item>
                  <text:list-item>
                    <text:p text:style-name="P30">Diawali dengan u atau U, diikuti 4 digit hexa kode karakter unicode.</text:p>
                  </text:list-item>
                  <text:list-item>
                    <text:p text:style-name="P30">Berlaku penggunaan escape character.</text:p>
                  </text:list-item>
                  <text:list-item>
                    <text:p text:style-name="P30">Bisa diisi dengan \N{Name}, dimana Name sesuai aturan unicode. Contoh: \N{Copyright Sign}.</text:p>
                  </text:list-item>
                  <text:list-item>
                    <text:p text:style-name="P30">Apabila menggunakan raw string, ditulis dengan ur.</text:p>
                  </text:list-item>
                  <text:list-item>
                    <text:p text:style-name="P30">dir: method pada str, ditambah isdecimal dan isnumeric.</text:p>
                  </text:list-item>
                </text:list>
              </text:list-item>
              <text:list-item>
                <text:p text:style-name="P30">Tuple (tuple)</text:p>
                <text:list>
                  <text:list-item>
                    <text:p text:style-name="P30">immutable</text:p>
                  </text:list-item>
                  <text:list-item>
                    <text:p text:style-name="P30">Akses lebih cepat</text:p>
                  </text:list-item>
                  <text:list-item>
                    <text:p text:style-name="P30">Dapat dibuat dengan tuple(), atau dengan menempatkan anggota dalam kurung ( dan ).</text:p>
                  </text:list-item>
                  <text:list-item>
                    <text:p text:style-name="P30">Koma tambahan bisa dituliskan setelah <text:soft-page-break/>anggota terakhir. Contoh: (1,2,3,)</text:p>
                  </text:list-item>
                  <text:list-item>
                    <text:p text:style-name="P30">Tuple dengan satu anggota harus dituliskan dengan menambahkan koma. Contoh: (1,) dan bukan (1)</text:p>
                  </text:list-item>
                  <text:list-item>
                    <text:p text:style-name="P30">dir: index, count (versi 2.6 ke atas)</text:p>
                  </text:list-item>
                </text:list>
              </text:list-item>
              <text:list-item>
                <text:p text:style-name="P30">List (list)</text:p>
                <text:list>
                  <text:list-item>
                    <text:p text:style-name="P30">mutable</text:p>
                  </text:list-item>
                  <text:list-item>
                    <text:p text:style-name="P30">Lihat range()</text:p>
                  </text:list-item>
                  <text:list-item>
                    <text:p text:style-name="P30">Dapat dibuat dengan list(), atau dengan menempatkan anggota dalam kurung [ dan ].</text:p>
                  </text:list-item>
                  <text:list-item>
                    <text:p text:style-name="P30">Koma tambahan bisa dituliskan setelah anggota terakhir. Contoh: [1,2,3,]</text:p>
                  </text:list-item>
                  <text:list-item>
                    <text:p text:style-name="P30">dir: append, count, extend, index, insert, pop, remove, reverse, sort.</text:p>
                  </text:list-item>
                </text:list>
              </text:list-item>
              <text:list-item>
                <text:p text:style-name="P30">Xrange (xrange)</text:p>
                <text:list>
                  <text:list-item>
                    <text:p text:style-name="P30">immutable</text:p>
                  </text:list-item>
                  <text:list-item>
                    <text:p text:style-name="P30">Dibuat dengan xrange()</text:p>
                  </text:list-item>
                  <text:list-item>
                    <text:p text:style-name="P30">Untuk perulangan, relatif lebih cepat dari penggunaan range().</text:p>
                  </text:list-item>
                </text:list>
              </text:list-item>
            </text:list>
          </table:table-cell>
          <table:table-cell table:style-name="Table1.C2" office:value-type="string">
            <text:list xml:id="list131061366198639" text:continue-list="list131060994174157" text:style-name="L8">
              <text:list-item text:start-value="1">
                <text:p text:style-name="P31">Memiliki sifat iterable</text:p>
              </text:list-item>
            </text:list>
            <text:p text:style-name="Text_20_body"><text:soft-page-break/></text:p>
          </table:table-cell>
        </table:table-row>
        <table:table-row>
          <table:table-cell table:style-name="Table1.A2" office:value-type="string">
            <text:p text:style-name="Text_20_body">Mapping</text:p>
          </table:table-cell>
          <table:table-cell table:style-name="Table1.A2" office:value-type="string">
            <text:list xml:id="list131061087248752" text:continue-list="list131059723797076" text:style-name="L7">
              <text:list-item text:start-value="1">
                <text:p text:style-name="P30">Dictionary (dict)</text:p>
                <text:list>
                  <text:list-item>
                    <text:p text:style-name="P30">Key harus berupa tipe immutable</text:p>
                  </text:list-item>
                  <text:list-item>
                    <text:p text:style-name="P30">Value dapat berupa hampir semua object Python </text:p>
                  </text:list-item>
                  <text:list-item>
                    <text:p text:style-name="P30">Dapat dibuat dengan dict(), atau dengan menempatkan key:value dalam kurung { dan }.</text:p>
                  </text:list-item>
                  <text:list-item>
                    <text:p text:style-name="P30">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1.C2" office:value-type="string">
            <text:list xml:id="list131061089094383" text:continue-list="list131061366198639" text:style-name="L8">
              <text:list-item text:start-value="1">
                <text:p text:style-name="P31">Unordered <text:span text:style-name="T15">(lihatlah juga pembahasan Collection)</text:span></text:p>
              </text:list-item>
            </text:list>
            <text:p text:style-name="Text_20_body"/>
            <text:p text:style-name="Text_20_body"/>
            <text:p text:style-name="Text_20_body"/>
          </table:table-cell>
        </table:table-row>
        <table:table-row>
          <table:table-cell table:style-name="Table1.A2" office:value-type="string">
            <text:p text:style-name="Text_20_body">File</text:p>
          </table:table-cell>
          <table:table-cell table:style-name="Table1.A2" office:value-type="string">
            <text:list xml:id="list131061245400920" text:continue-list="list131061087248752" text:style-name="L7">
              <text:list-item text:start-value="1">
                <text:p text:style-name="P30">File (file)</text:p>
                <text:list>
                  <text:list-item>
                    <text:p text:style-name="P30">Dibuka dengan open(name[, mode[, buffering]]) atau file(name[, mode[, buffering]])</text:p>
                  </text:list-item>
                  <text:list-item>
                    <text:p text:style-name="P30">Mode file: r(read, default), w(write), a(append)</text:p>
                  </text:list-item>
                  <text:list-item>
                    <text:p text:style-name="P30">Ditutup dengan method close() objek file</text:p>
                  </text:list-item>
                  <text:list-item>
                    <text:p text:style-name="P30">dir: close, <text:s/>closed, <text:s/>encoding, <text:s/><text:soft-page-break/>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1.C2" office:value-type="string">
            <text:p text:style-name="Text_20_body"/>
          </table:table-cell>
        </table:table-row>
      </table:table>
      <text:h text:style-name="P65" text:outline-level="2"/>
      <text:h text:style-name="P65" text:outline-level="2"><text:bookmark-start text:name="__RefHeading__3134_133451410"/>Collection<text:bookmark-end text:name="__RefHeading__3134_133451410"/></text:h>
      <text:p text:style-name="P7">Sebagai <text:span text:style-name="T14">alternatif dari container built-in seperti dict, list, set dan tuple, terdapat pula berbagai collection, yang diimplementasikan dalam module collections (versi 2.4). </text:span></text:p>
      <text:list xml:id="list706720305596869268" text:style-name="L9">
        <text:list-item>
          <text:p text:style-name="P32">namedtuple, versi 2.6</text:p>
        </text:list-item>
        <text:list-item>
          <text:p text:style-name="P32">deque, versi 2.4</text:p>
        </text:list-item>
        <text:list-item>
          <text:p text:style-name="P32">Counter, versi 2.7</text:p>
        </text:list-item>
        <text:list-item>
          <text:p text:style-name="P32">OrderedDict, versi 2.7</text:p>
        </text:list-item>
        <text:list-item>
          <text:p text:style-name="P32">defaultdict, versi 2.5</text:p>
        </text:list-item>
      </text:list>
      <text:p text:style-name="P4"/>
      <text:h text:style-name="Heading_20_2" text:outline-level="2"><text:bookmark-start text:name="__RefHeading__2335_334226824"/>Operator<text:bookmark-end text:name="__RefHeading__2335_334226824"/></text:h>
      <text:list xml:id="list753460695212944817" text:style-name="L10">
        <text:list-item>
          <text:p text:style-name="P33">Perbandingan boolean</text:p>
          <text:list>
            <text:list-item>
              <text:p text:style-name="P33">&lt;, lebih kecil</text:p>
            </text:list-item>
            <text:list-item>
              <text:p text:style-name="P33">&lt;=, lebih kecil sama dengan</text:p>
            </text:list-item>
            <text:list-item>
              <text:p text:style-name="P33">&gt;, lebih besar</text:p>
            </text:list-item>
            <text:list-item>
              <text:p text:style-name="P33">&gt;=, lebih besar sama dengan </text:p>
            </text:list-item>
            <text:list-item>
              <text:p text:style-name="P33">==, sama dengan</text:p>
            </text:list-item>
            <text:list-item>
              <text:p text:style-name="P33">!=, tidak sama dengan</text:p>
            </text:list-item>
          </text:list>
        </text:list-item>
        <text:list-item>
          <text:p text:style-name="P33">Operator Logical</text:p>
          <text:list>
            <text:list-item>
              <text:p text:style-name="P33">not, logical negasi</text:p>
            </text:list-item>
            <text:list-item>
              <text:p text:style-name="P33">and, logical and</text:p>
            </text:list-item>
            <text:list-item>
              <text:p text:style-name="P33">or, logical or</text:p>
            </text:list-item>
          </text:list>
        </text:list-item>
        <text:list-item>
          <text:p text:style-name="P33">Operator aritmatika</text:p>
          <text:list>
            <text:list-item>
              <text:p text:style-name="P33">*, perkalian</text:p>
            </text:list-item>
            <text:list-item>
              <text:p text:style-name="P33">/, pembagian</text:p>
            </text:list-item>
            <text:list-item>
              <text:p text:style-name="P33">//, pembagian integer</text:p>
            </text:list-item>
            <text:list-item>
              <text:p text:style-name="P33">%, sisa bagi</text:p>
            </text:list-item>
            <text:list-item>
              <text:p text:style-name="P33">+, penjumlahan</text:p>
            </text:list-item>
            <text:list-item>
              <text:p text:style-name="P33"><text:soft-page-break/>-, pengurangan</text:p>
            </text:list-item>
          </text:list>
        </text:list-item>
        <text:list-item>
          <text:p text:style-name="P33">Operator bit</text:p>
          <text:list>
            <text:list-item>
              <text:p text:style-name="P33">~, bitwise complement</text:p>
            </text:list-item>
            <text:list-item>
              <text:p text:style-name="P33">&lt;&lt;, shift left</text:p>
            </text:list-item>
            <text:list-item>
              <text:p text:style-name="P33">&gt;&gt;, shift right</text:p>
            </text:list-item>
            <text:list-item>
              <text:p text:style-name="P33">&amp;, bitwise and</text:p>
            </text:list-item>
            <text:list-item>
              <text:p text:style-name="P33">|, bitwise or</text:p>
            </text:list-item>
            <text:list-item>
              <text:p text:style-name="P33">^, bitwise xor</text:p>
            </text:list-item>
          </text:list>
        </text:list-item>
        <text:list-item>
          <text:p text:style-name="P33">Operator pada sequence</text:p>
          <text:list>
            <text:list-item>
              <text:p text:style-name="P33">in: terdapat di dalam. Gunakan not in untuk kebalikannya. </text:p>
            </text:list-item>
          </text:list>
        </text:list-item>
        <text:list-item>
          <text:p text:style-name="P33">Operator tambahan string:</text:p>
          <text:list>
            <text:list-item>
              <text:p text:style-name="P33">%: pemformatan </text:p>
            </text:list-item>
          </text:list>
        </text:list-item>
      </text:list>
      <text:p text:style-name="Text_20_body"/>
      <text:p text:style-name="Text_20_body"><text:span text:style-name="T1">Index dan Slice</text:span>:</text:p>
      <text:p text:style-name="Text_20_body">Beberapa sequence seperti string, unicode string, list dan tuple mendukung index dan slicing, dengan sintaks:</text:p>
      <text:list xml:id="list5629236242245857149" text:style-name="L11">
        <text:list-item>
          <text:p text:style-name="P34">s[i]: item ke i dari sequence s, dimulai dari 0</text:p>
        </text:list-item>
        <text:list-item>
          <text:p text:style-name="P34">s[i:j]: item ke i sampai j dari sequence s</text:p>
        </text:list-item>
        <text:list-item>
          <text:p text:style-name="P34">s[i:j:k]: item ke i sampai j dari sequence s, dengan step k</text:p>
        </text:list-item>
      </text:list>
      <text:p text:style-name="Text_20_body"/>
      <text:p text:style-name="Text_20_body">Catatan untuk i,j dan k:</text:p>
      <text:list xml:id="list6609059037355578161" text:style-name="L12">
        <text:list-item>
          <text:p text:style-name="P35">Apabila nilai i dan j negatif, maka index relatif dari akhir sequence.</text:p>
        </text:list-item>
        <text:list-item>
          <text:p text:style-name="P35">Jika i tidak diberikan, maka default ke 0</text:p>
        </text:list-item>
      </text:list>
      <text:list xml:id="list4611295541159598325" text:style-name="L13">
        <text:list-item>
          <text:p text:style-name="P36">Jika j tidak diberikan, maka default ke len(s)</text:p>
        </text:list-item>
        <text:list-item>
          <text:p text:style-name="P36">Jika k tidak diberikan, maka default ke 1. Nilai k tidak bisa diisi dengan 0.</text:p>
        </text:list-item>
        <text:list-item>
          <text:p text:style-name="P36">Jika i lebih besar atau sama dengan j, maka menghasilkan slice kosong.</text:p>
        </text:list-item>
      </text:list>
      <text:p text:style-name="Text_20_body"/>
      <text:p text:style-name="Text_20_body">Untuk tipe xrange, index didukung namun slicing tidak didukung. </text:p>
      <text:p text:style-name="Text_20_body"/>
      <text:p text:style-name="Text_20_body"><text:span text:style-name="T1">Lain-lain</text:span>:</text:p>
      <text:list xml:id="list2978581909384873132" text:style-name="L14">
        <text:list-item>
          <text:p text:style-name="P37">Beberapa fungsi:</text:p>
          <text:list>
            <text:list-item>
              <text:p text:style-name="P37">type(object): mengembalikan tipe object</text:p>
            </text:list-item>
            <text:list-item>
              <text:p text:style-name="P37">id(object): mengembalikan alamat memori object</text:p>
            </text:list-item>
            <text:list-item>
              <text:p text:style-name="P37">ininstance(object, class-or-type-or-tuple): mengembalikan apakah object merupakan instance dari class. </text:p>
            </text:list-item>
          </text:list>
        </text:list-item>
        <text:list-item>
          <text:p text:style-name="P37">Kategori tipe juga mencakup Callable (dapat dipanggil), Modules (setelah diimport), Classes dan Type. </text:p>
        </text:list-item>
      </text:list>
      <text:h text:style-name="P63" text:outline-level="1"><text:bookmark-start text:name="__RefHeading__2337_334226824"/>6. Kondisi<text:bookmark-end text:name="__RefHeading__2337_334226824"/></text:h>
      <text:h text:style-name="Heading_20_2" text:outline-level="2"><text:bookmark-start text:name="__RefHeading__2339_334226824"/>Sintaks if<text:bookmark-end text:name="__RefHeading__2339_334226824"/></text:h>
      <text:p text:style-name="Text_20_body">if &lt;expression&gt;: </text:p>
      <text:p text:style-name="Text_20_body"><text:s text:c="4"/>&lt;statement&gt; </text:p>
      <text:p text:style-name="Text_20_body"><text:s text:c="4"/>&lt;statement&gt; </text:p>
      <text:p text:style-name="Text_20_body"><text:s text:c="4"/>.. </text:p>
      <text:p text:style-name="Text_20_body">[elif &lt;expression&gt;: </text:p>
      <text:p text:style-name="Text_20_body"><text:s text:c="4"/>&lt;statement&gt; </text:p>
      <text:p text:style-name="Text_20_body"><text:s text:c="4"/>&lt;statement&gt; </text:p>
      <text:p text:style-name="Text_20_body"><text:s text:c="4"/>.. </text:p>
      <text:p text:style-name="Text_20_body">]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if</text:span><text:span text:style-name="T2">:</text:span></text:p>
      <text:p text:style-name="Text_20_body">&gt;&gt;&gt; a=10 </text:p>
      <text:p text:style-name="Text_20_body">&gt;&gt;&gt; if a &gt; 5: </text:p>
      <text:p text:style-name="Text_20_body">... <text:s text:c="4"/>print 'a besar dari 5' </text:p>
      <text:p text:style-name="Text_20_body">... </text:p>
      <text:p text:style-name="Text_20_body">a besar dari 5 </text:p>
      <text:p text:style-name="Text_20_body"/>
      <text:p text:style-name="Text_20_body"><text:span text:style-name="T1">Catatan</text:span>:</text:p>
      <text:list xml:id="list6787197240353925367" text:style-name="L15">
        <text:list-item>
          <text:p text:style-name="P38">pass dapat digunakan untuk blok kosong.</text:p>
        </text:list-item>
        <text:list-item>
          <text:p text:style-name="P38">Python tidak mendukung switch/case</text:p>
        </text:list-item>
      </text:list>
      <text:h text:style-name="P63" text:outline-level="1"><text:bookmark-start text:name="__RefHeading__2341_334226824"/>7. Perulangan<text:bookmark-end text:name="__RefHeading__2341_334226824"/></text:h>
      <text:h text:style-name="P66" text:outline-level="2"><text:bookmark-start text:name="__RefHeading__2343_334226824"/>Sintaks for<text:bookmark-end text:name="__RefHeading__2343_334226824"/></text:h>
      <text:p text:style-name="Text_20_body">for &lt;target_list&gt; in &lt;expression_list&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for</text:span>:</text:p>
      <text:p text:style-name="Text_20_body">&gt;&gt;&gt; for i in range(1,10,2): </text:p>
      <text:p text:style-name="Text_20_body">... <text:s text:c="4"/>print i </text:p>
      <text:p text:style-name="Text_20_body">... </text:p>
      <text:p text:style-name="Text_20_body">1 </text:p>
      <text:p text:style-name="Text_20_body">3 </text:p>
      <text:p text:style-name="Text_20_body">5 </text:p>
      <text:p text:style-name="Text_20_body">7 </text:p>
      <text:p text:style-name="Text_20_body">9 </text:p>
      <text:p text:style-name="Text_20_body"/>
      <text:h text:style-name="Heading_20_2" text:outline-level="2"><text:bookmark-start text:name="__RefHeading__2345_334226824"/>Sintaks while<text:bookmark-end text:name="__RefHeading__2345_334226824"/></text:h>
      <text:p text:style-name="Text_20_body">while &lt;expression&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
      <text:p text:style-name="Text_20_body"><text:soft-page-break/><text:span text:style-name="T1">Contoh while</text:span>:</text:p>
      <text:p text:style-name="Text_20_body">&gt;&gt;&gt; a=1 </text:p>
      <text:p text:style-name="Text_20_body">&gt;&gt;&gt; while a&lt;5: </text:p>
      <text:p text:style-name="Text_20_body">... <text:s text:c="4"/>print a </text:p>
      <text:p text:style-name="Text_20_body">... <text:s text:c="4"/>a += 1 </text:p>
      <text:p text:style-name="Text_20_body">... </text:p>
      <text:p text:style-name="Text_20_body">1 </text:p>
      <text:p text:style-name="Text_20_body">2 </text:p>
      <text:p text:style-name="Text_20_body">3 </text:p>
      <text:p text:style-name="Text_20_body">4 </text:p>
      <text:p text:style-name="P1"/>
      <text:h text:style-name="Heading_20_2" text:outline-level="2"><text:bookmark-start text:name="__RefHeading__3404_133451410"/>Catatan<text:bookmark-end text:name="__RefHeading__3404_133451410"/></text:h>
      <text:list xml:id="list131060851012363" text:continue-list="list6787197240353925367" text:style-name="L15">
        <text:list-item text:start-value="1">
          <text:p text:style-name="P38">pass dapat digunakan untuk blok kosong.</text:p>
        </text:list-item>
        <text:list-item>
          <text:p text:style-name="P38">Statement break digunakan untuk keluar dari perulangan.</text:p>
        </text:list-item>
        <text:list-item>
          <text:p text:style-name="P38">Statement continue digunakan untuk <text:span text:style-name="T17">melanjutkan ke iterasi berikutnya.</text:span></text:p>
        </text:list-item>
        <text:list-item>
          <text:p text:style-name="P38"><text:span text:style-name="T16">Statement pada b</text:span>lok else akan dikerjakan <text:span text:style-name="T16">apabila perulangan selesai, namun tidak oleh statement break. </text:span></text:p>
        </text:list-item>
      </text:list>
      <text:p text:style-name="Text_20_body"/>
      <text:p text:style-name="P1"/>
      <text:h text:style-name="P63" text:outline-level="1"><text:bookmark-start text:name="__RefHeading__2347_334226824"/>8. Fungsi<text:bookmark-end text:name="__RefHeading__2347_334226824"/></text:h>
      <text:h text:style-name="Heading_20_2" text:outline-level="2"><text:bookmark-start text:name="__RefHeading__2349_334226824"/>Deklarasi fungsi<text:bookmark-end text:name="__RefHeading__2349_334226824"/></text:h>
      <text:p text:style-name="P1"/>
      <text:p text:style-name="Text_20_body">def &lt;func_name&gt;([parameter_list]): </text:p>
      <text:p text:style-name="Text_20_body"><text:s text:c="4"/>&lt;statement&gt; </text:p>
      <text:p text:style-name="Text_20_body"><text:s text:c="4"/>&lt;statement&gt; </text:p>
      <text:p text:style-name="Text_20_body"><text:s text:c="4"/>... </text:p>
      <text:p text:style-name="Text_20_body"><text:s text:c="4"/>[return &lt;return_value&gt;] </text:p>
      <text:p text:style-name="Text_20_body"/>
      <text:p text:style-name="Text_20_body">Catatan: </text:p>
      <text:list xml:id="list7560534601813063673" text:style-name="L16">
        <text:list-item>
          <text:p text:style-name="P39">ketika return tidak didefinisikan, None akan dikembalikan</text:p>
        </text:list-item>
      </text:list>
      <text:p text:style-name="Text_20_body"/>
      <text:p text:style-name="Text_20_body"/>
      <text:h text:style-name="Heading_20_2" text:outline-level="2"><text:bookmark-start text:name="__RefHeading__2351_334226824"/>Documentation String (docstring)<text:bookmark-end text:name="__RefHeading__2351_334226824"/></text:h>
      <text:p text:style-name="Text_20_body">Setiap fungsi dapat memiliki docstring (documentation string), yang umumnya mendeskripsikan bagaimana cara menggunakan fungsi tersebut. Docstring dapat dituliskan sebagai string langsung setelah deklarasi fungsi. Contoh: </text:p>
      <text:p text:style-name="Text_20_body"/>
      <text:p text:style-name="Text_20_body">def test(): </text:p>
      <text:p text:style-name="Text_20_body">... <text:s text:c="4"/>'docstring fungsi test' <text:s text:c="4"/></text:p>
      <text:p text:style-name="Text_20_body">... <text:s text:c="4"/>print 'test' </text:p>
      <text:p text:style-name="Text_20_body">... </text:p>
      <text:p text:style-name="Text_20_body"/>
      <text:p text:style-name="Text_20_body">Untuk mengetahui docstring fungsi test, akseslah atribut __doc__ dari fungsi test. Contoh:</text:p>
      <text:p text:style-name="Text_20_body"/>
      <text:p text:style-name="Text_20_body">&gt;&gt;&gt; test.__doc__ </text:p>
      <text:p text:style-name="Text_20_body">'docstring fungsi test' </text:p>
      <text:p text:style-name="Text_20_body"/>
      <text:p text:style-name="Text_20_body">Docstring yang didefinisikan juga berguna dalam penggunaan bersama fungsi help() di sesi interactive:</text:p>
      <text:p text:style-name="Text_20_body"/>
      <text:p text:style-name="Text_20_body">&gt;&gt;&gt; help(test)</text:p>
      <text:p text:style-name="Text_20_body">Help on function test in module __main__: </text:p>
      <text:p text:style-name="Text_20_body"/>
      <text:p text:style-name="Text_20_body"><text:soft-page-break/>test() </text:p>
      <text:p text:style-name="Text_20_body"><text:s text:c="4"/>docstring fungsi test </text:p>
      <text:p text:style-name="Text_20_body"/>
      <text:h text:style-name="Heading_20_2" text:outline-level="2"><text:bookmark-start text:name="__RefHeading__2353_334226824"/>Pemanggilan fungsi<text:bookmark-end text:name="__RefHeading__2353_334226824"/></text:h>
      <text:p text:style-name="Text_20_body">Pemanggilan fungsi harus melihatkan penggunaan (), sesuai argumen fungsi. Tanpa (), python tidak akan menganggap sintaks tersebut sebagai sintaks yang salah, tetapi tidak akan dikerjakan. </text:p>
      <text:p text:style-name="Text_20_body"/>
      <text:p text:style-name="Text_20_body">Contoh yang salah:</text:p>
      <text:p text:style-name="Text_20_body">&gt;&gt;&gt; test </text:p>
      <text:p text:style-name="Text_20_body">&lt;function test at 0xb7c305dc&gt; </text:p>
      <text:p text:style-name="Text_20_body"/>
      <text:p text:style-name="Text_20_body">Contoh yang benar:</text:p>
      <text:p text:style-name="Text_20_body">&gt;&gt;&gt; test() </text:p>
      <text:p text:style-name="Text_20_body">test </text:p>
      <text:p text:style-name="Text_20_body"/>
      <text:h text:style-name="Heading_20_2" text:outline-level="2"><text:bookmark-start text:name="__RefHeading__2355_334226824"/>Variabel global<text:bookmark-end text:name="__RefHeading__2355_334226824"/></text:h>
      <text:p text:style-name="Text_20_body">Setiap fungsi akan memiliki variabel lokal sendiri. Namun, ada kalanya, akses ke variabel global diperlukan. </text:p>
      <text:p text:style-name="Text_20_body"/>
      <text:p text:style-name="Text_20_body">Untuk mengassign nilai tertentu ke variabel global, gunakan keyword global.</text:p>
      <text:p text:style-name="Text_20_body"/>
      <text:p text:style-name="Text_20_body">Contoh berikut dimaksudkan untuk mengubah variabel global x menjadi 20, namun tidak bekerja:</text:p>
      <text:p text:style-name="Text_20_body"/>
      <text:p text:style-name="Text_20_body">&gt;&gt;&gt; x=10 </text:p>
      <text:p text:style-name="Text_20_body">&gt;&gt;&gt; def testx(): </text:p>
      <text:p text:style-name="Text_20_body">... <text:s text:c="4"/>x=20 </text:p>
      <text:p text:style-name="Text_20_body">... <text:s text:c="4"/>print x </text:p>
      <text:p text:style-name="Text_20_body">... </text:p>
      <text:p text:style-name="Text_20_body">&gt;&gt;&gt; x </text:p>
      <text:p text:style-name="Text_20_body">10 </text:p>
      <text:p text:style-name="Text_20_body">&gt;&gt;&gt; testx() </text:p>
      <text:p text:style-name="Text_20_body">20 </text:p>
      <text:p text:style-name="Text_20_body">&gt;&gt;&gt; x </text:p>
      <text:p text:style-name="Text_20_body">10 </text:p>
      <text:p text:style-name="Text_20_body"><text:soft-page-break/>&gt;&gt;&gt; </text:p>
      <text:p text:style-name="Text_20_body"/>
      <text:p text:style-name="Text_20_body">Contoh yang benar adalah:</text:p>
      <text:p text:style-name="Text_20_body">&gt;&gt;&gt; x=10 </text:p>
      <text:p text:style-name="Text_20_body">&gt;&gt;&gt; def testx(): </text:p>
      <text:p text:style-name="Text_20_body">... <text:s text:c="4"/>global x </text:p>
      <text:p text:style-name="Text_20_body">... <text:s text:c="4"/>x=20 </text:p>
      <text:p text:style-name="Text_20_body">... <text:s text:c="4"/>print x </text:p>
      <text:p text:style-name="Text_20_body">... </text:p>
      <text:p text:style-name="Text_20_body">&gt;&gt;&gt; x </text:p>
      <text:p text:style-name="Text_20_body">10 </text:p>
      <text:p text:style-name="Text_20_body">&gt;&gt;&gt; testx() </text:p>
      <text:p text:style-name="Text_20_body">20 </text:p>
      <text:p text:style-name="Text_20_body">&gt;&gt;&gt; x </text:p>
      <text:p text:style-name="Text_20_body">20 </text:p>
      <text:p text:style-name="Text_20_body">&gt;&gt;&gt; </text:p>
      <text:p text:style-name="Text_20_body"/>
      <text:p text:style-name="Text_20_body">Walau demikian, untuk sekedar mereferensi ke variabel global, keyword global tidak diperlukan.</text:p>
      <text:p text:style-name="Text_20_body"/>
      <text:h text:style-name="Heading_20_2" text:outline-level="2"><text:bookmark-start text:name="__RefHeading__2357_334226824"/>Argumen fungsi<text:bookmark-end text:name="__RefHeading__2357_334226824"/></text:h>
      <text:p text:style-name="Text_20_body">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Text_20_body"/>
      <text:p text:style-name="Text_20_body">Contoh 1:</text:p>
      <text:p text:style-name="Text_20_body">&gt;&gt;&gt; def kuadrat(x): </text:p>
      <text:p text:style-name="Text_20_body">... <text:s text:c="4"/>return x*x </text:p>
      <text:p text:style-name="Text_20_body">... </text:p>
      <text:p text:style-name="Text_20_body">&gt;&gt;&gt; hasil=kuadrat(12) </text:p>
      <text:p text:style-name="Text_20_body">&gt;&gt;&gt; print hasil </text:p>
      <text:p text:style-name="Text_20_body">144 </text:p>
      <text:p text:style-name="Text_20_body"/>
      <text:p text:style-name="Text_20_body">Contoh 2:</text:p>
      <text:p text:style-name="Text_20_body">&gt;&gt;&gt; def kali(a,b): </text:p>
      <text:p text:style-name="Text_20_body"><text:soft-page-break/>... <text:s text:c="4"/>return a*b </text:p>
      <text:p text:style-name="Text_20_body">... </text:p>
      <text:p text:style-name="Text_20_body">&gt;&gt;&gt; hasil=kali(2,4) </text:p>
      <text:p text:style-name="Text_20_body">&gt;&gt;&gt; print hasil </text:p>
      <text:p text:style-name="Text_20_body">8 </text:p>
      <text:p text:style-name="Text_20_body"/>
      <text:p text:style-name="Text_20_body">Argumen juga bisa dipanggil dengan menyebutkan nama (keyword) pada parameter formal, sehingga dapat dipanggil dengan urutan yang tidak sesuai dengan saat deklarasi. Contoh:</text:p>
      <text:p text:style-name="Text_20_body"/>
      <text:p text:style-name="Text_20_body">&gt;&gt;&gt; def kali2(a,b): </text:p>
      <text:p text:style-name="Text_20_body">... <text:s text:c="4"/>print '(%d x %d) = %d' %(a, b, a*b) </text:p>
      <text:p text:style-name="Text_20_body">... </text:p>
      <text:p text:style-name="Text_20_body">&gt;&gt;&gt; kali2(b=20, a=10) </text:p>
      <text:p text:style-name="Text_20_body">(10 x 20) = 200 </text:p>
      <text:p text:style-name="Text_20_body">&gt;&gt;&gt; </text:p>
      <text:p text:style-name="Text_20_body"/>
      <text:p text:style-name="Text_20_body">Ketika menggunakan keyword argument, pastikan kesalahan-kesalahan seperti berikut tidak dilakukan:</text:p>
      <text:list xml:id="list7145541192289165390" text:style-name="L17">
        <text:list-item>
          <text:p text:style-name="P40">non-keyword argument diberikan keyword argument</text:p>
        </text:list-item>
        <text:list-item>
          <text:p text:style-name="P40">duplikasi argumen</text:p>
        </text:list-item>
        <text:list-item>
          <text:p text:style-name="P40">salah memberikan keyword</text:p>
        </text:list-item>
      </text:list>
      <text:p text:style-name="Text_20_body"/>
      <text:h text:style-name="Heading_20_2" text:outline-level="2"><text:bookmark-start text:name="__RefHeading__2359_334226824"/>Argumen default<text:bookmark-end text:name="__RefHeading__2359_334226824"/></text:h>
      <text:p text:style-name="Text_20_body">Argumen default memungkinkan pengguna fungsi untuk memanggil fungsi dengan argumen yang lebih sedikit/sederhana dalam kondisi normal, namun memiliki keleluasaan untuk memanggil fungsi dengan semua argumen diberikan. </text:p>
      <text:p text:style-name="Text_20_body"/>
      <text:p text:style-name="Text_20_body">Argumen default digunakan apabila sebuah argumen memiliki nilai tertentu yang umum (digunakan oleh pemanggil fungsi), namun tetap dimungkinkan untuk diberikan nilai lain.</text:p>
      <text:p text:style-name="Text_20_body"/>
      <text:p text:style-name="Text_20_body">Argumen default sangat umum digunakan di Python. </text:p>
      <text:p text:style-name="Text_20_body"/>
      <text:p text:style-name="Text_20_body">Sebagai contoh, kita mendefinisikan sebuah fungsi cetak_nama, dengan dua argumen:</text:p>
      <text:list xml:id="list3537098538253187146" text:style-name="L18">
        <text:list-item>
          <text:p text:style-name="P41">name: nama yang akan dicetak</text:p>
        </text:list-item>
        <text:list-item>
          <text:p text:style-name="P41">prefix: prefix pencetakan</text:p>
        </text:list-item>
      </text:list>
      <text:p text:style-name="Text_20_body"><text:soft-page-break/></text:p>
      <text:p text:style-name="Text_20_body">Dalam kondisi normal, fungsi akan selalu mencetak tulisan 'Nama Anda adalah ' (prefix) diikuti oleh name yang diberikan. Apabila prefix ingin diganti, pengguna fungsi tetap dapat melakukannya. </text:p>
      <text:p text:style-name="Text_20_body"/>
      <text:p text:style-name="Text_20_body">&gt;&gt;&gt; def cetak_nama(name, prefix='Nama Anda adalah '): </text:p>
      <text:p text:style-name="Text_20_body">... <text:s text:c="4"/>print prefix + name </text:p>
      <text:p text:style-name="Text_20_body">... </text:p>
      <text:p text:style-name="Text_20_body">&gt;&gt;&gt; cetak_nama('piton') </text:p>
      <text:p text:style-name="Text_20_body">Nama Anda adalah piton </text:p>
      <text:p text:style-name="Text_20_body">&gt;&gt;&gt; cetak_nama('piton','Nama=') </text:p>
      <text:p text:style-name="Text_20_body">Nama=piton </text:p>
      <text:p text:style-name="Text_20_body"/>
      <text:h text:style-name="Heading_20_2" text:outline-level="2"><text:bookmark-start text:name="__RefHeading__2361_334226824"/>Argumen *arg (tuple)<text:bookmark-end text:name="__RefHeading__2361_334226824"/></text:h>
      <text:p text:style-name="Text_20_body">Ketika parameter formal dituliskan dalam bentuk *arg, maka fungsi akan menerima argumen berupa tuple. Contoh:</text:p>
      <text:p text:style-name="Text_20_body"/>
      <text:p text:style-name="Text_20_body">&gt;&gt;&gt; def testt(*t): </text:p>
      <text:p text:style-name="Text_20_body">... <text:s text:c="4"/>for i in t: </text:p>
      <text:p text:style-name="Text_20_body">... <text:s text:c="8"/>print i </text:p>
      <text:p text:style-name="Text_20_body">... </text:p>
      <text:p text:style-name="Text_20_body">&gt;&gt;&gt; testt(1,2,3,4,5) </text:p>
      <text:p text:style-name="Text_20_body">1 </text:p>
      <text:p text:style-name="Text_20_body">2 </text:p>
      <text:p text:style-name="Text_20_body">3 </text:p>
      <text:p text:style-name="Text_20_body">4 </text:p>
      <text:p text:style-name="Text_20_body">5 </text:p>
      <text:p text:style-name="Text_20_body">&gt;&gt;&gt; testt('halo','apa','kabar') </text:p>
      <text:p text:style-name="Text_20_body">halo </text:p>
      <text:p text:style-name="Text_20_body">apa </text:p>
      <text:p text:style-name="Text_20_body">kabar </text:p>
      <text:p text:style-name="Text_20_body"/>
      <text:p text:style-name="Text_20_body">Dengan cara seperti ini, jumlah argumen tidak didefinisikan secara kaku. </text:p>
      <text:p text:style-name="Text_20_body"/>
      <text:p text:style-name="P2"/>
      <text:h text:style-name="Heading_20_2" text:outline-level="2"><text:bookmark-start text:name="__RefHeading__2363_334226824"/><text:soft-page-break/>Argumen **arg (dictionary)<text:bookmark-end text:name="__RefHeading__2363_334226824"/></text:h>
      <text:p text:style-name="Text_20_body">Ketika parameter formal dituliskan dalam bentuk **arg, maka fungsi akan menerima argumen berupa dictionary. Contoh:</text:p>
      <text:p text:style-name="Text_20_body"/>
      <text:p text:style-name="Text_20_body">&gt;&gt;&gt; def testd(**arg): </text:p>
      <text:p text:style-name="Text_20_body">... <text:s text:c="4"/>keys = arg.keys() </text:p>
      <text:p text:style-name="Text_20_body">... <text:s text:c="4"/>for k in keys: </text:p>
      <text:p text:style-name="Text_20_body">... <text:s text:c="8"/>print '%s=&gt;%s' %(k, arg[k]) </text:p>
      <text:p text:style-name="Text_20_body">... </text:p>
      <text:p text:style-name="Text_20_body"/>
      <text:p text:style-name="Text_20_body">&gt;&gt;&gt; testd(nama='piton', umur=28, kabar='Baik') </text:p>
      <text:p text:style-name="Text_20_body">nama=&gt;piton </text:p>
      <text:p text:style-name="Text_20_body">kabar=&gt;Baik </text:p>
      <text:p text:style-name="Text_20_body">umur=&gt;28 </text:p>
      <text:p text:style-name="Text_20_body">&gt;&gt;&gt; </text:p>
      <text:p text:style-name="Text_20_body"/>
      <text:p text:style-name="Text_20_body">Dengan cara seperti ini, argumen tidak didefinisikan secara kaku. <text:span text:style-name="T18">Catatan mulai versi 2.6: pada saat pemanggilan fungsi dengan sintaks **, mapping lain bisa dipergunakan (tidak harus dictionary).</text:span></text:p>
      <text:p text:style-name="Text_20_body"/>
      <text:h text:style-name="P63" text:outline-level="1"><text:bookmark-start text:name="__RefHeading__2365_334226824"/>9. Class<text:bookmark-end text:name="__RefHeading__2365_334226824"/></text:h>
      <text:p text:style-name="Text_20_body">Berikut adalah sintaks class:</text:p>
      <text:p text:style-name="Text_20_body"/>
      <text:p text:style-name="Text_20_body">class &lt;class_name&gt; ([baseclasses]): </text:p>
      <text:p text:style-name="Text_20_body"><text:s text:c="4"/>&lt;statement&gt; </text:p>
      <text:p text:style-name="Text_20_body"><text:s text:c="4"/>&lt;statement&gt; </text:p>
      <text:p text:style-name="Text_20_body"><text:s text:c="4"/>... </text:p>
      <text:p text:style-name="Text_20_body"/>
      <text:p text:style-name="Text_20_body"/>
      <text:p text:style-name="Text_20_body"><text:span text:style-name="T1">Catatan</text:span>:</text:p>
      <text:list xml:id="list2985063214715393197" text:style-name="L19">
        <text:list-item>
          <text:p text:style-name="P42">Dideklarasikan dengan keyword class</text:p>
        </text:list-item>
        <text:list-item>
          <text:p text:style-name="P42">Class mendukung docstring seperti halnya fungsi</text:p>
        </text:list-item>
        <text:list-item>
          <text:p text:style-name="P42"><text:span text:style-name="T37">S</text:span>etiap definisi method class akan menggunakan keyword self sebagai argumen pertama method, yang dapat digunakan untuk merujuk ke diri sendiri <text:span text:style-name="T32">(object)</text:span>. </text:p>
        </text:list-item>
        <text:list-item>
          <text:p text:style-name="P42">Untuk merujuk ke anggota <text:span text:style-name="T38">dalam </text:span>class, gunakanlah kata kunci self.</text:p>
        </text:list-item>
        <text:list-item>
          <text:p text:style-name="P42">Constructor class adalah method dengan nama __init__. </text:p>
        </text:list-item>
        <text:list-item>
          <text:p text:style-name="P42">Python mendukung multiple inheritance</text:p>
        </text:list-item>
        <text:list-item>
          <text:p text:style-name="P42">Python menggunakan name mangling untuk identifier yang diawali oleh paling tidak dua underscore dan diakhiri paling banyak satu underscore. Name mangling tersebut dapat digunakan sebagai 'private variable'. </text:p>
        </text:list-item>
        <text:list-item>
          <text:p text:style-name="P42">Mengenal dua tipe class: old-style (classic) dan new-style (diperkenalkan sejak Python versi 2.2). Default adalah old-style pada python 2.x. Untuk membuat class new-style, gunakan base class berupa class new-style atau <text:span text:style-name="T3">object</text:span> (apabila base class tidak diperlukan). </text:p>
        </text:list-item>
        <text:list-item>
          <text:p text:style-name="P43">Instansiasi <text:span text:style-name="T39">menggunakan notasi fungsi. Argumen dilewatkan pada method __init__. </text:span></text:p>
        </text:list-item>
        <text:list-item>
          <text:p text:style-name="P44">Terdapat berbagai nama method spesial, yang diantaranya dapat dilakukan untuk kustomisasi, emulasi, koersi, context manager with (versi 2.5 ke atas), dan lainnya. <text:span text:style-name="T36">Ini merupakan pendekatan yang dilakukan oleh Python untuk operator overloading. </text:span></text:p>
        </text:list-item>
      </text:list>
      <text:p text:style-name="Text_20_body"/>
      <text:p text:style-name="Text_20_body"><text:span text:style-name="T1">Contoh 1, class kosong</text:span>:</text:p>
      <text:p text:style-name="Text_20_body">&gt;&gt;&gt; class MyClass1: </text:p>
      <text:p text:style-name="Text_20_body">... <text:s text:c="4"/>pass </text:p>
      <text:p text:style-name="Text_20_body">... </text:p>
      <text:p text:style-name="Text_20_body">&gt;&gt;&gt; c1 = MyClass1() </text:p>
      <text:p text:style-name="Text_20_body">&gt;&gt;&gt; type(c1) </text:p>
      <text:p text:style-name="Text_20_body">&lt;type 'instance'&gt; </text:p>
      <text:p text:style-name="Text_20_body"><text:soft-page-break/>&gt;&gt;&gt; c1 </text:p>
      <text:p text:style-name="Text_20_body">&lt;__main__.MyClass1 instance at 0xb7bf1fcc&gt; </text:p>
      <text:p text:style-name="Text_20_body"/>
      <text:p text:style-name="Text_20_body"><text:span text:style-name="T1">Contoh 2, class dengan docstring dan constructor</text:span>:</text:p>
      <text:p text:style-name="Text_20_body">&gt;&gt;&gt; class MyClass2: </text:p>
      <text:p text:style-name="Text_20_body">... <text:s text:c="4"/>'keterangan MyClass2' </text:p>
      <text:p text:style-name="Text_20_body">... <text:s text:c="4"/>def __init__(self, x): </text:p>
      <text:p text:style-name="Text_20_body">... <text:s text:c="8"/>print 'Inisialisasi...' </text:p>
      <text:p text:style-name="Text_20_body">... <text:s text:c="8"/>print x <text:s text:c="3"/></text:p>
      <text:p text:style-name="Text_20_body">... </text:p>
      <text:p text:style-name="Text_20_body">&gt;&gt;&gt; c2 = MyClass2(10) </text:p>
      <text:p text:style-name="Text_20_body">Inisialisasi... </text:p>
      <text:p text:style-name="Text_20_body">10 </text:p>
      <text:p text:style-name="Text_20_body">&gt;&gt;&gt; c2.__doc__ </text:p>
      <text:p text:style-name="Text_20_body">'keterangan MyClass2' </text:p>
      <text:p text:style-name="Text_20_body">&gt;&gt;&gt; </text:p>
      <text:p text:style-name="Text_20_body"/>
      <text:p text:style-name="Text_20_body"/>
      <text:p text:style-name="Text_20_body"><text:span text:style-name="T1">Contoh 3, atribut class</text:span>:</text:p>
      <text:p text:style-name="Text_20_body">&gt;&gt;&gt; class MyClass3: </text:p>
      <text:p text:style-name="Text_20_body">... <text:s text:c="4"/>def __init__(self, x): </text:p>
      <text:p text:style-name="Text_20_body">... <text:s text:c="8"/>self.x = x </text:p>
      <text:p text:style-name="Text_20_body">... <text:s text:c="4"/>def method1(self): </text:p>
      <text:p text:style-name="Text_20_body">... <text:s text:c="8"/>print '-' * self.x </text:p>
      <text:p text:style-name="Text_20_body">... <text:s text:c="4"/>def method2(self): </text:p>
      <text:p text:style-name="Text_20_body">... <text:s text:c="8"/>self.method1() </text:p>
      <text:p text:style-name="Text_20_body">... </text:p>
      <text:p text:style-name="Text_20_body">&gt;&gt;&gt; c3 = MyClass3(5) </text:p>
      <text:p text:style-name="Text_20_body">&gt;&gt;&gt; c3.x </text:p>
      <text:p text:style-name="Text_20_body">5 </text:p>
      <text:p text:style-name="Text_20_body">&gt;&gt;&gt; c3.method1() </text:p>
      <text:p text:style-name="Text_20_body">----- </text:p>
      <text:p text:style-name="Text_20_body">&gt;&gt;&gt; c3.x = 10 </text:p>
      <text:p text:style-name="Text_20_body">&gt;&gt;&gt; c3.method1() </text:p>
      <text:p text:style-name="Text_20_body">---------- </text:p>
      <text:p text:style-name="Text_20_body">&gt;&gt;&gt; c3.method2() </text:p>
      <text:p text:style-name="Text_20_body">---------- </text:p>
      <text:p text:style-name="Text_20_body"><text:soft-page-break/>&gt;&gt;&gt; </text:p>
      <text:p text:style-name="Text_20_body"/>
      <text:p text:style-name="Text_20_body"/>
      <text:p text:style-name="Text_20_body"><text:span text:style-name="T1">Contoh 4, inheritance sederhana</text:span>:</text:p>
      <text:p text:style-name="Text_20_body">&gt;&gt;&gt; class Base: </text:p>
      <text:p text:style-name="Text_20_body">... <text:s text:c="4"/>def method1(self): </text:p>
      <text:p text:style-name="Text_20_body">... <text:s text:c="8"/>print 'base....' </text:p>
      <text:p text:style-name="Text_20_body">... </text:p>
      <text:p text:style-name="Text_20_body">&gt;&gt;&gt; class Derived1(Base): </text:p>
      <text:p text:style-name="Text_20_body">... <text:s text:c="4"/>def method2(self): </text:p>
      <text:p text:style-name="Text_20_body">... <text:s text:c="8"/>print 'derived1...' </text:p>
      <text:p text:style-name="Text_20_body">... </text:p>
      <text:p text:style-name="Text_20_body">&gt;&gt;&gt; class Derived2(Base): </text:p>
      <text:p text:style-name="Text_20_body">... <text:s text:c="4"/>def method1(self): </text:p>
      <text:p text:style-name="Text_20_body">... <text:s text:c="8"/>print 'method1 of derived2...' </text:p>
      <text:p text:style-name="Text_20_body">... <text:s text:c="4"/>def method2(self): </text:p>
      <text:p text:style-name="Text_20_body">... <text:s text:c="8"/>print 'derived2...' </text:p>
      <text:p text:style-name="Text_20_body">... </text:p>
      <text:p text:style-name="Text_20_body">&gt;&gt;&gt; c4 = Derived1() </text:p>
      <text:p text:style-name="Text_20_body">&gt;&gt;&gt; c4.method1() </text:p>
      <text:p text:style-name="Text_20_body">base.... </text:p>
      <text:p text:style-name="Text_20_body">&gt;&gt;&gt; c4.method2() </text:p>
      <text:p text:style-name="Text_20_body">derived1... </text:p>
      <text:p text:style-name="Text_20_body">&gt;&gt;&gt; </text:p>
      <text:p text:style-name="Text_20_body">&gt;&gt;&gt; c5 = Derived2() </text:p>
      <text:p text:style-name="Text_20_body">&gt;&gt;&gt; c5.method1() </text:p>
      <text:p text:style-name="Text_20_body">method1 of derived2... </text:p>
      <text:p text:style-name="Text_20_body">&gt;&gt;&gt; c5.method2() </text:p>
      <text:p text:style-name="Text_20_body">derived2... </text:p>
      <text:p text:style-name="Text_20_body">&gt;&gt;&gt; </text:p>
      <text:p text:style-name="Text_20_body"/>
      <text:p text:style-name="Text_20_body">Catatan: <text:span text:style-name="T19">pada class new-style, super() bisa digunakan untuk merefer ke class parent. Lihatlah juga contoh 8.</text:span></text:p>
      <text:p text:style-name="Text_20_body"/>
      <text:p text:style-name="Text_20_body"/>
      <text:p text:style-name="Text_20_body"><text:span text:style-name="T1">Contoh 5, name mangling sederhana</text:span>:</text:p>
      <text:p text:style-name="Text_20_body">&gt;&gt;&gt; class Mangling: </text:p>
      <text:p text:style-name="Text_20_body"><text:soft-page-break/>... <text:s text:c="4"/>def __init__(self, x): </text:p>
      <text:p text:style-name="Text_20_body">... <text:s text:c="8"/>self.__x = x </text:p>
      <text:p text:style-name="Text_20_body">... <text:s text:c="4"/>def method1(self): </text:p>
      <text:p text:style-name="Text_20_body">... <text:s text:c="8"/>print self.__x </text:p>
      <text:p text:style-name="Text_20_body">... </text:p>
      <text:p text:style-name="Text_20_body">&gt;&gt;&gt; c6 = Mangling(10) </text:p>
      <text:p text:style-name="Text_20_body">&gt;&gt;&gt; c6.__x </text:p>
      <text:p text:style-name="Text_20_body">Traceback (most recent call last): </text:p>
      <text:p text:style-name="Text_20_body"><text:s text:c="2"/>File "&lt;stdin&gt;", line 1, in &lt;module&gt; </text:p>
      <text:p text:style-name="Text_20_body">AttributeError: Mangling instance has no attribute '__x' </text:p>
      <text:p text:style-name="Text_20_body">&gt;&gt;&gt; c6.method1() </text:p>
      <text:p text:style-name="Text_20_body">10 </text:p>
      <text:p text:style-name="Text_20_body">&gt;&gt;&gt; c6.__x=20 </text:p>
      <text:p text:style-name="Text_20_body">&gt;&gt;&gt; c6.method1() </text:p>
      <text:p text:style-name="Text_20_body">10 </text:p>
      <text:p text:style-name="Text_20_body">&gt;&gt;&gt;</text:p>
      <text:p text:style-name="Text_20_body"/>
      <text:p text:style-name="Text_20_body"><text:span text:style-name="T1">Contoh 6, class sebagai struct/record</text:span>:</text:p>
      <text:p text:style-name="Text_20_body">&gt;&gt;&gt; class Struct1: </text:p>
      <text:p text:style-name="Text_20_body">... <text:s text:c="4"/>pass </text:p>
      <text:p text:style-name="Text_20_body">... </text:p>
      <text:p text:style-name="Text_20_body">&gt;&gt;&gt; c7 = Struct1() </text:p>
      <text:p text:style-name="Text_20_body">&gt;&gt;&gt; c7.name = 'test' </text:p>
      <text:p text:style-name="Text_20_body">&gt;&gt;&gt; c7.address = 'test address' </text:p>
      <text:p text:style-name="Text_20_body">&gt;&gt;&gt; </text:p>
      <text:p text:style-name="Text_20_body">&gt;&gt;&gt; print c7.name </text:p>
      <text:p text:style-name="Text_20_body">test </text:p>
      <text:p text:style-name="Text_20_body">&gt;&gt;&gt; print c7.address </text:p>
      <text:p text:style-name="Text_20_body">test address </text:p>
      <text:p text:style-name="Text_20_body"/>
      <text:p text:style-name="P8">Contoh 7, akses <text:span text:style-name="T33">constructor </text:span>parent pada class old-style</text:p>
      <text:p text:style-name="P11">&gt;&gt;&gt; class Base: </text:p>
      <text:p text:style-name="P11">... <text:s text:c="4"/>def __init__(self): </text:p>
      <text:p text:style-name="P11">... <text:s text:c="8"/>print 'Inisialisasi (Base)...' </text:p>
      <text:p text:style-name="P11">... </text:p>
      <text:p text:style-name="P11">&gt;&gt;&gt; </text:p>
      <text:p text:style-name="P11">&gt;&gt;&gt; class Derived1(Base): </text:p>
      <text:p text:style-name="P11"><text:soft-page-break/>... <text:s text:c="4"/>def __init__(self): </text:p>
      <text:p text:style-name="P11">... <text:s text:c="8"/>print 'Inisialisasi (Derived1)...' </text:p>
      <text:p text:style-name="P11">... </text:p>
      <text:p text:style-name="P11">&gt;&gt;&gt; class Derived2(Base): </text:p>
      <text:p text:style-name="P11">... <text:s text:c="4"/>def __init__(self): </text:p>
      <text:p text:style-name="P11">... <text:s text:c="8"/>Base.__init__(self) </text:p>
      <text:p text:style-name="P11">... <text:s text:c="8"/>print 'Inisialisasi (Derived2)...' </text:p>
      <text:p text:style-name="P11">... </text:p>
      <text:p text:style-name="P11">&gt;&gt;&gt; d1 = Derived1() </text:p>
      <text:p text:style-name="P11">Inisialisasi (Derived1)... </text:p>
      <text:p text:style-name="P11">&gt;&gt;&gt; d2 = Derived2() </text:p>
      <text:p text:style-name="P11">Inisialisasi (Base)... </text:p>
      <text:p text:style-name="P11">Inisialisasi (Derived2)... </text:p>
      <text:p text:style-name="P11"/>
      <text:p text:style-name="P12">Pada class Derived2, <text:span text:style-name="T34">pemanggilan constructor parent dilakukan. </text:span></text:p>
      <text:p text:style-name="P12"/>
      <text:p text:style-name="P9">Contoh <text:span text:style-name="T35">8</text:span>, akses <text:span text:style-name="T33">constructor </text:span>parent pada class <text:span text:style-name="T35">new</text:span>-style</text:p>
      <text:p text:style-name="P14">&gt;&gt;&gt; class Base(object): </text:p>
      <text:p text:style-name="P14">... <text:s text:c="4"/>def __init__(self): </text:p>
      <text:p text:style-name="P14">... <text:s text:c="8"/>print 'Inisialisasi (Base)...' </text:p>
      <text:p text:style-name="P14">... </text:p>
      <text:p text:style-name="P14">&gt;&gt;&gt; class Derived1(Base): </text:p>
      <text:p text:style-name="P14">... <text:s text:c="4"/>def __init__(self): </text:p>
      <text:p text:style-name="P14">... <text:s text:c="8"/>print 'Inisialisasi (Derived1)...' </text:p>
      <text:p text:style-name="P14">... </text:p>
      <text:p text:style-name="P14">&gt;&gt;&gt; class Derived2(Base): </text:p>
      <text:p text:style-name="P14">... <text:s text:c="4"/>def __init__(self): </text:p>
      <text:p text:style-name="P14">... <text:s text:c="8"/>super(Derived2, self).__init__() </text:p>
      <text:p text:style-name="P14">... <text:s text:c="8"/>print 'Inisialisasi (Derived2)...' </text:p>
      <text:p text:style-name="P14">... </text:p>
      <text:p text:style-name="P14">&gt;&gt;&gt; d1 = Derived1() </text:p>
      <text:p text:style-name="P14">Inisialisasi (Derived1)... </text:p>
      <text:p text:style-name="P14">&gt;&gt;&gt; d2 = Derived2() </text:p>
      <text:p text:style-name="P14">Inisialisasi (Base)... </text:p>
      <text:p text:style-name="P14">Inisialisasi (Derived2)... </text:p>
      <text:p text:style-name="P14"/>
      <text:p text:style-name="P13">Pada class Derived2, <text:span text:style-name="T34">pemanggilan constructor parent dilakukan. </text:span></text:p>
      <text:p text:style-name="P15"><text:soft-page-break/></text:p>
      <text:p text:style-name="P10">Contoh 9, operator overloading</text:p>
      <text:p text:style-name="P16">&gt;&gt;&gt; class Overload1: </text:p>
      <text:p text:style-name="P16">... <text:s text:c="4"/>def __init__(self, x): </text:p>
      <text:p text:style-name="P16">... <text:s text:c="8"/>self.x = x </text:p>
      <text:p text:style-name="P16">... <text:s text:c="4"/>def __add__(self, y): </text:p>
      <text:p text:style-name="P16">... <text:s text:c="8"/>return self.x + y </text:p>
      <text:p text:style-name="P16">... </text:p>
      <text:p text:style-name="P16">&gt;&gt;&gt; o1 = Overload1(10) </text:p>
      <text:p text:style-name="P16">&gt;&gt;&gt; o1 + 5 </text:p>
      <text:p text:style-name="P16">15 </text:p>
      <text:p text:style-name="P16">&gt;&gt;&gt; </text:p>
      <text:p text:style-name="P16"/>
      <text:p text:style-name="P17">&gt;&gt;&gt; class Overload2: </text:p>
      <text:p text:style-name="P17">... <text:s text:c="4"/>def __init__(self, x): </text:p>
      <text:p text:style-name="P17">... <text:s text:c="8"/>self.x = x </text:p>
      <text:p text:style-name="P17">... <text:s text:c="4"/>def __sub__(self, y): </text:p>
      <text:p text:style-name="P17">... <text:s text:c="8"/>return self.x - y </text:p>
      <text:p text:style-name="P17">... <text:s text:c="4"/>def __mul__(self, y): </text:p>
      <text:p text:style-name="P17">... <text:s text:c="8"/>return self.x * y </text:p>
      <text:p text:style-name="P17">... </text:p>
      <text:p text:style-name="P17">&gt;&gt;&gt; o2 = Overload2(10) </text:p>
      <text:p text:style-name="P17">&gt;&gt;&gt; o2 - 5 </text:p>
      <text:p text:style-name="P17">5 </text:p>
      <text:p text:style-name="P17">&gt;&gt;&gt; o2 * 10 </text:p>
      <text:p text:style-name="P17">100 </text:p>
      <text:p text:style-name="P17">&gt;&gt;&gt; </text:p>
      <text:p text:style-name="P17"/>
      <text:p text:style-name="P17"/>
      <text:p text:style-name="P16"/>
      <text:h text:style-name="P63" text:outline-level="1"><text:bookmark-start text:name="__RefHeading__2367_334226824"/>10. Modul-modul<text:bookmark-end text:name="__RefHeading__2367_334226824"/></text:h>
      <text:p text:style-name="Text_20_body">Python datang dengan sangat baik modul siap pakai. Pengguna juga dapat menginstall modul tambahan dari pihak ketiga, ataupun menggunakan modul yang dibuat sendiri. Modul-modul bisa pula dikelompokkan menjadi package. </text:p>
      <text:p text:style-name="Text_20_body"/>
      <text:p text:style-name="Text_20_body">Modul dapat digunakan setelah diimport. Contoh penggunaan modul os untuk mendapatkan nama os:</text:p>
      <text:p text:style-name="Text_20_body"/>
      <text:p text:style-name="Text_20_body">&gt;&gt;&gt; import os </text:p>
      <text:p text:style-name="Text_20_body">&gt;&gt;&gt; os.name </text:p>
      <text:p text:style-name="Text_20_body">'posix' </text:p>
      <text:p text:style-name="Text_20_body"/>
      <text:p text:style-name="Text_20_body">Nama yang lebih pendek bisa digunakan, dengan import &lt;module&gt; as &lt;alias&gt;, sebagai contoh:</text:p>
      <text:p text:style-name="Text_20_body">&gt;&gt;&gt; import platform as p </text:p>
      <text:p text:style-name="Text_20_body">&gt;&gt;&gt; p.uname() </text:p>
      <text:p text:style-name="Text_20_body">('Linux', 'nop1', '2.6.21.5-smp', '#2 SMP Tue Jun 19 14:58:11 CDT 2007', 'i686', 'Intel(R) Celeron(R) CPU 2.50GHz') </text:p>
      <text:p text:style-name="Text_20_body">&gt;&gt;&gt; </text:p>
      <text:p text:style-name="Text_20_body"/>
      <text:p text:style-name="Text_20_body">Statement import selengkapnya:</text:p>
      <text:list xml:id="list5098134521434996079" text:style-name="L20">
        <text:list-item>
          <text:p text:style-name="P45">import &lt;module&gt; [as &lt;name&gt;] (, &lt;module&gt; [as &lt;name&gt;] )</text:p>
        </text:list-item>
        <text:list-item>
          <text:p text:style-name="P45">from &lt;relative_module&gt; import &lt;identifier&gt; [as &lt;name&gt;] (, &lt;identifier&gt; [as &lt;name&gt;] )</text:p>
        </text:list-item>
        <text:list-item>
          <text:p text:style-name="P45">from &lt;relative_module&gt; import (&lt;identifier&gt; [as &lt;name&gt;] (, &lt;identifier&gt; [as &lt;name&gt;] )... [,])</text:p>
        </text:list-item>
        <text:list-item>
          <text:p text:style-name="P45">from &lt;module&gt; import *</text:p>
        </text:list-item>
      </text:list>
      <text:p text:style-name="Text_20_body"/>
      <text:p text:style-name="P2"/>
      <text:h text:style-name="Heading_20_2" text:outline-level="2"><text:bookmark-start text:name="__RefHeading__2369_334226824"/>Contoh modul<text:bookmark-end text:name="__RefHeading__2369_334226824"/></text:h>
      <text:p text:style-name="Text_20_body">Beberapa contoh modul:</text:p>
      <text:list xml:id="list7790623472876662242" text:style-name="L21">
        <text:list-item>
          <text:p text:style-name="P46">time : bekerja dengan waktu, contoh:</text:p>
        </text:list-item>
      </text:list>
      <text:list xml:id="list8018230091714098962" text:style-name="L22">
        <text:list-item>
          <text:p text:style-name="P47">Epoch = waktu dimulai (1 Januari 1970, pukul 00:00)</text:p>
        </text:list-item>
        <text:list-item>
          <text:p text:style-name="P47">Dapatkan detik sejak epoch:</text:p>
          <text:list>
            <text:list-item>
              <text:p text:style-name="P47">time.time() <text:s/></text:p>
              <text:list>
                <text:list-item>
                  <text:p text:style-name="P47">1228025944.210458 </text:p>
                </text:list-item>
              </text:list>
            </text:list-item>
          </text:list>
        </text:list-item>
        <text:list-item>
          <text:p text:style-name="P47">Informasi detil waktu sejak epoch (GMT):</text:p>
          <text:list>
            <text:list-item>
              <text:p text:style-name="P47"><text:soft-page-break/>time.gmtime(-100000000) </text:p>
              <text:list>
                <text:list-item>
                  <text:p text:style-name="P47">(1966, 10, 31, 14, 13, 20, 0, 304, 0) </text:p>
                </text:list-item>
              </text:list>
            </text:list-item>
            <text:list-item>
              <text:p text:style-name="P47">time.gmtime(0) </text:p>
              <text:list>
                <text:list-item>
                  <text:p text:style-name="P47">(1970, 1, 1, 0, 0, 0, 3, 1, 0) </text:p>
                </text:list-item>
              </text:list>
            </text:list-item>
            <text:list-item>
              <text:p text:style-name="P47">time.gmtime() </text:p>
              <text:list>
                <text:list-item>
                  <text:p text:style-name="P47">(2008, 11, 30, 6, 19, 48, 6, 335, 0) </text:p>
                </text:list-item>
              </text:list>
            </text:list-item>
          </text:list>
        </text:list-item>
        <text:list-item>
          <text:p text:style-name="P47">Informasi detil waktu sejak epoch (lokal):</text:p>
          <text:list>
            <text:list-item>
              <text:p text:style-name="P47">time.localtime() </text:p>
              <text:list>
                <text:list-item>
                  <text:p text:style-name="P47">(2008, 11, 30, 15, 43, 36, 6, 335, 0) </text:p>
                </text:list-item>
              </text:list>
            </text:list-item>
          </text:list>
        </text:list-item>
        <text:list-item>
          <text:p text:style-name="P47">Parse time dari string (format bisa baca referensi modul time)</text:p>
          <text:list>
            <text:list-item>
              <text:p text:style-name="P47">time.strptime('2008-11-12', '%Y-%m-%d') </text:p>
              <text:list>
                <text:list-item>
                  <text:p text:style-name="P47">(2008, 11, 12, 0, 0, 0, 2, 317, -1)</text:p>
                </text:list-item>
              </text:list>
            </text:list-item>
          </text:list>
        </text:list-item>
        <text:list-item>
          <text:p text:style-name="P47">Mengembalikan string time dari detik sejak epoch (lokal):</text:p>
          <text:list>
            <text:list-item>
              <text:p text:style-name="P47">time.ctime(1000) </text:p>
              <text:list>
                <text:list-item>
                  <text:p text:style-name="P47">'Thu Jan <text:s/>1 07:16:40 1970' </text:p>
                </text:list-item>
              </text:list>
            </text:list-item>
          </text:list>
        </text:list-item>
        <text:list-item>
          <text:p text:style-name="P47">Mengembalikan string time dari sequence time (lokal):</text:p>
          <text:list>
            <text:list-item>
              <text:p text:style-name="P47">time.asctime((2008,10,11,23,11,22,0,0,0)) </text:p>
              <text:list>
                <text:list-item>
                  <text:p text:style-name="P47">'Mon Oct 11 23:11:22 2008' </text:p>
                </text:list-item>
              </text:list>
            </text:list-item>
          </text:list>
        </text:list-item>
        <text:list-item>
          <text:p text:style-name="P47">Mengembalikan detik sejak epoch dari sequence time (lokal):</text:p>
          <text:list>
            <text:list-item>
              <text:p text:style-name="P47">time.mktime((2008,10,11,23,11,22,0,0,0)) </text:p>
              <text:list>
                <text:list-item>
                  <text:p text:style-name="P47">1223741482.0 </text:p>
                </text:list-item>
              </text:list>
            </text:list-item>
          </text:list>
        </text:list-item>
        <text:list-item>
          <text:p text:style-name="P47">Memformat waktu dari sequence time (GMT atau lokal, bacalah referensi modul time):</text:p>
          <text:list>
            <text:list-item>
              <text:p text:style-name="P47">time.strftime('%d-%m-%Y', time.localtime(1000000000)) </text:p>
              <text:list>
                <text:list-item>
                  <text:p text:style-name="P47">'09-09-2001'</text:p>
                </text:list-item>
              </text:list>
            </text:list-item>
          </text:list>
        </text:list-item>
        <text:list-item>
          <text:p text:style-name="P47">Dapatkan nama timezone (gunakan index 0, apabila non-DST):</text:p>
          <text:list>
            <text:list-item>
              <text:p text:style-name="P47">time.tzname</text:p>
              <text:list>
                <text:list-item>
                  <text:p text:style-name="P47">('WIT', 'WIT')</text:p>
                </text:list-item>
              </text:list>
            </text:list-item>
          </text:list>
        </text:list-item>
        <text:list-item>
          <text:p text:style-name="P47">Dapatkan selisih detik dari GMT:</text:p>
          <text:list>
            <text:list-item>
              <text:p text:style-name="P47">time.timezone</text:p>
              <text:list>
                <text:list-item>
                  <text:p text:style-name="P47">-25200</text:p>
                </text:list-item>
              </text:list>
            </text:list-item>
          </text:list>
        </text:list-item>
        <text:list-item>
          <text:p text:style-name="P47">Menunda eksekusi selama beberapa waktu tertentu (dalam detik):</text:p>
          <text:list>
            <text:list-item>
              <text:p text:style-name="P47">time.sleep(1)</text:p>
            </text:list-item>
            <text:list-item>
              <text:p text:style-name="P47">time.sleep(0.5)</text:p>
            </text:list-item>
          </text:list>
        </text:list-item>
      </text:list>
      <text:list xml:id="list131060614372860" text:continue-list="list7790623472876662242" text:style-name="L21">
        <text:list-item text:start-value="1">
          <text:p text:style-name="P46">random : bekerja dengan bilangan acak, contoh:</text:p>
          <text:list>
            <text:list-item>
              <text:p text:style-name="P46">Mendapatkan bilangan acak antara 0.0 dan 1.0:</text:p>
              <text:list>
                <text:list-item>
                  <text:p text:style-name="P46">random.random() </text:p>
                  <text:list>
                    <text:list-item>
                      <text:p text:style-name="P46"><text:soft-page-break/>0.47981142386967368</text:p>
                    </text:list-item>
                  </text:list>
                </text:list-item>
              </text:list>
            </text:list-item>
            <text:list-item>
              <text:p text:style-name="P46">Mendapatkan bilangan acak antara dua integer (termasuk):</text:p>
              <text:list>
                <text:list-item>
                  <text:p text:style-name="P46">random.randint(1000,9999) </text:p>
                  <text:list>
                    <text:list-item>
                      <text:p text:style-name="P46">9923</text:p>
                    </text:list-item>
                  </text:list>
                </text:list-item>
              </text:list>
            </text:list-item>
            <text:list-item>
              <text:p text:style-name="P46">Memilih bilangan acak dari range():</text:p>
              <text:list>
                <text:list-item>
                  <text:p text:style-name="P46">random.randrange(1, 100, 2) </text:p>
                  <text:list>
                    <text:list-item>
                      <text:p text:style-name="P46">51</text:p>
                    </text:list-item>
                  </text:list>
                </text:list-item>
              </text:list>
            </text:list-item>
            <text:list-item>
              <text:p text:style-name="P46">Memilih bilangan acak dari sequence:</text:p>
              <text:list>
                <text:list-item>
                  <text:p text:style-name="P46">random.choice([1,2,3,4]) </text:p>
                  <text:list>
                    <text:list-item>
                      <text:p text:style-name="P46">2</text:p>
                    </text:list-item>
                  </text:list>
                </text:list-item>
              </text:list>
            </text:list-item>
            <text:list-item>
              <text:p text:style-name="P46">Mengacak sequence:</text:p>
              <text:list>
                <text:list-item>
                  <text:p text:style-name="P46">x=[1,2,3,4,5,6] </text:p>
                </text:list-item>
                <text:list-item>
                  <text:p text:style-name="P46">random.shuffle(x) </text:p>
                </text:list-item>
                <text:list-item>
                  <text:p text:style-name="P46">x </text:p>
                </text:list-item>
              </text:list>
            </text:list-item>
          </text:list>
        </text:list-item>
      </text:list>
      <text:list xml:id="list1446034022293629775" text:style-name="L23">
        <text:list-item>
          <text:list>
            <text:list-item>
              <text:list>
                <text:list-item>
                  <text:p text:style-name="P48">[1, 4, 2, 5, 3, 6] </text:p>
                </text:list-item>
              </text:list>
            </text:list-item>
          </text:list>
        </text:list-item>
      </text:list>
      <text:list xml:id="list131061152680684" text:continue-list="list131060614372860" text:style-name="L21">
        <text:list-item text:start-value="1">
          <text:p text:style-name="P46">sys: akses ke objek yang digunakan atau berhubungan dengan interpreter</text:p>
          <text:list>
            <text:list-item>
              <text:p text:style-name="P46">contoh: argv, maxint, version, platform, prefix, executable</text:p>
            </text:list-item>
          </text:list>
        </text:list-item>
        <text:list-item>
          <text:p text:style-name="P46">os : rutin sistem operasi</text:p>
          <text:list>
            <text:list-item>
              <text:p text:style-name="P46">contoh: path, name</text:p>
            </text:list-item>
          </text:list>
        </text:list-item>
        <text:list-item>
          <text:p text:style-name="P46">platform : identitas platform</text:p>
          <text:list>
            <text:list-item>
              <text:p text:style-name="P46">contoh: uname, system</text:p>
            </text:list-item>
          </text:list>
        </text:list-item>
        <text:list-item>
          <text:p text:style-name="P46">datetime : bekerja dengan tipe datetime</text:p>
        </text:list-item>
        <text:list-item>
          <text:p text:style-name="P46">calendar : fungsi pencetakan kalender</text:p>
        </text:list-item>
      </text:list>
      <text:list xml:id="list4559353508084967038" text:style-name="L24">
        <text:list-item>
          <text:p text:style-name="P49">math: fungsi-fungsi matematika</text:p>
        </text:list-item>
        <text:list-item>
          <text:p text:style-name="P49">base64: encoding Base16, Base32, Base64</text:p>
        </text:list-item>
        <text:list-item>
          <text:p text:style-name="P49">hashlib: <text:span text:style-name="T20">(versi 2.5 ke atas) secure hash dan message digest seperti SHA1/SHA224/SHA256/SHA384/SHA512 dan MD5</text:span></text:p>
        </text:list-item>
        <text:list-item>
          <text:p text:style-name="P49">binascii: konversi binary-ascii</text:p>
        </text:list-item>
        <text:list-item>
          <text:p text:style-name="P49">csv: baca tulis file csv</text:p>
        </text:list-item>
        <text:list-item>
          <text:p text:style-name="P49">glob: pathname pattern expansion</text:p>
        </text:list-item>
        <text:list-item>
          <text:p text:style-name="P49">linecache: akses ke baris tertentu dalam file</text:p>
        </text:list-item>
        <text:list-item>
          <text:p text:style-name="P49">shutil: operasi file</text:p>
        </text:list-item>
        <text:list-item>
          <text:p text:style-name="P49">tarfile: bekerja dengan file tar, tar.gz dan tar.bz2</text:p>
        </text:list-item>
      </text:list>
      <text:p text:style-name="Text_20_body"/>
      <text:p text:style-name="Text_20_body">Selengkapnya, lihatlah index modul pada dokumentasi Python. </text:p>
      <text:list xml:id="list7519664680988097968" text:style-name="L25">
        <text:list-header>
          <text:p text:style-name="P50"/>
        </text:list-header>
      </text:list>
      <text:h text:style-name="Heading_20_2" text:outline-level="2" text:is-list-header="true"><text:bookmark-start text:name="__RefHeading__2371_334226824"/><text:soft-page-break/>Search path<text:bookmark-end text:name="__RefHeading__2371_334226824"/></text:h>
      <text:p text:style-name="Text_20_body">Ketika suatu modul diimport, Python akan mencari ke:</text:p>
      <text:list xml:id="list9082711080649937259" text:style-name="L26">
        <text:list-item>
          <text:p text:style-name="P51">direktori aktif</text:p>
        </text:list-item>
        <text:list-item>
          <text:p text:style-name="P51">daftar direktori pada variabel PYTHONPATH</text:p>
        </text:list-item>
        <text:list-item>
          <text:p text:style-name="P51">default path, lokasi instalasi python </text:p>
        </text:list-item>
      </text:list>
      <text:p text:style-name="Text_20_body"/>
      <text:p text:style-name="P18">Mulai versi 2.6, per-user site-packages didukung. Untuk informasi selengkapnya, bacalah juga environment variable PYTHONUSERBASE dan PYTHONNOUSERSITE. </text:p>
      <text:p text:style-name="Text_20_body"/>
      <text:h text:style-name="Heading_20_2" text:outline-level="2"><text:bookmark-start text:name="__RefHeading__2373_334226824"/>Compiled module<text:bookmark-end text:name="__RefHeading__2373_334226824"/></text:h>
      <text:p text:style-name="Text_20_body">Ketika suatu modul berhasil diimport, versi byte-compiled modul (file bernama sama dengan modul, namun dengan ekstensi .pyc/.<text:span text:style-name="T21">pyo</text:span>) akan coba dibuat. File byte-compiled tersebut dapat diload lebih cepat.</text:p>
      <text:p text:style-name="Text_20_body"/>
      <text:p text:style-name="Text_20_body">Mulai versi 2.6, pembuatan .pyc/.pyo bisa dicegah dengan <text:span text:style-name="T22">switch -B, atau environment variabel PYTHONDONTWRITEBYTECODE. </text:span></text:p>
      <text:p text:style-name="Text_20_body"/>
      <text:h text:style-name="Heading_20_2" text:outline-level="2"><text:bookmark-start text:name="__RefHeading__2375_334226824"/>Nama module<text:bookmark-end text:name="__RefHeading__2375_334226824"/></text:h>
      <text:p text:style-name="Text_20_body">Setiap modul python memiliki nama masing-masing, yang dapat diakses dari properti __name__. Contoh:</text:p>
      <text:p text:style-name="Text_20_body">&gt;&gt;&gt; import os </text:p>
      <text:p text:style-name="Text_20_body">&gt;&gt;&gt; os.__name__ </text:p>
      <text:p text:style-name="Text_20_body">'os' </text:p>
      <text:p text:style-name="Text_20_body">&gt;&gt;&gt; import random </text:p>
      <text:p text:style-name="Text_20_body">&gt;&gt;&gt; random.__name__ </text:p>
      <text:p text:style-name="Text_20_body">'random' </text:p>
      <text:p text:style-name="Text_20_body"/>
      <text:p text:style-name="Text_20_body">Sebuah nama spesial __main__ akan didefinisikan apabila modul dijalankan standalone. Dengan memeriksa apakah __name__ == '__main__', kita bisa memeriksa apakah modul diimport atau dijalankan standalone. </text:p>
      <text:p text:style-name="Text_20_body"/>
      <text:p text:style-name="Text_20_body">Contoh:</text:p>
      <text:p text:style-name="Text_20_body">$ cat module1.py </text:p>
      <text:p text:style-name="Text_20_body">#!/usr/bin/env python </text:p>
      <text:p text:style-name="Text_20_body"/>
      <text:p text:style-name="Text_20_body">if __name__ == '__main__': </text:p>
      <text:p text:style-name="Text_20_body"><text:soft-page-break/><text:s text:c="4"/>print 'Dijalankan standalone' </text:p>
      <text:p text:style-name="Text_20_body">else: </text:p>
      <text:p text:style-name="Text_20_body"><text:s text:c="4"/>print 'Diimport' </text:p>
      <text:p text:style-name="Text_20_body"/>
      <text:p text:style-name="Text_20_body">$ python module1.py </text:p>
      <text:p text:style-name="Text_20_body">Dijalankan standalone </text:p>
      <text:p text:style-name="Text_20_body"/>
      <text:p text:style-name="Text_20_body">&gt;&gt;&gt; import module1 </text:p>
      <text:p text:style-name="Text_20_body">Diimport </text:p>
      <text:h text:style-name="P63" text:outline-level="1"><text:bookmark-start text:name="__RefHeading__2377_334226824"/>11. Exception<text:bookmark-end text:name="__RefHeading__2377_334226824"/></text:h>
      <text:p text:style-name="Text_20_body">Kerjakan apa yang ingin dikerjakan, dan apabila terjadi kesalahan, kita siapkan handlernya. </text:p>
      <text:p text:style-name="Text_20_body"/>
      <text:h text:style-name="Heading_20_2" text:outline-level="2"><text:bookmark-start text:name="__RefHeading__2379_334226824"/>Try...except...finally<text:bookmark-end text:name="__RefHeading__2379_334226824"/></text:h>
      <text:p text:style-name="Text_20_body">Sintaks try...except...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except [expression [, targe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 </text:p>
      <text:p text:style-name="Text_20_body">[finally: </text:p>
      <text:p text:style-name="Text_20_body"><text:s text:c="4"/>&lt;statement&gt; </text:p>
      <text:p text:style-name="Text_20_body"><text:s text:c="4"/>&lt;statement&gt; </text:p>
      <text:p text:style-name="Text_20_body">] </text:p>
      <text:p text:style-name="Text_20_body"/>
      <text:p text:style-name="Text_20_body"><text:span text:style-name="T1">Alur kerja</text:span>:</text:p>
      <text:list xml:id="list6526735461979719005" text:style-name="L27">
        <text:list-item>
          <text:p text:style-name="P52">Statement diantara try dan except akan dikerjakan</text:p>
        </text:list-item>
        <text:list-item>
          <text:p text:style-name="P52">Apabila tidak terdapat kesalahan, maka klausa except akan dilewati</text:p>
        </text:list-item>
        <text:list-item>
          <text:p text:style-name="P52">Apabila terjadi kesalahan, sisa perintah yang masih ada di dalam try akan dilewati dan apabila exception yang bersesuaian ditemukan, maka klausa except tersebut akan dikerjakan. </text:p>
        </text:list-item>
        <text:list-item>
          <text:p text:style-name="P52">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Text_20_body"/>
      <text:p text:style-name="Text_20_body"><text:span text:style-name="T1">Catatan</text:span>: </text:p>
      <text:list xml:id="list1420766052582435426" text:style-name="L28">
        <text:list-item>
          <text:p text:style-name="P53">Klausa else akan dikerjakan, apabila diberikan, dan tidak ada kesalahan <text:soft-page-break/>yang terjadi. Berguna untuk perintah yang akan dikerjakan apabila exception tidak terjadi. </text:p>
        </text:list-item>
        <text:list-item>
          <text:p text:style-name="P53">try...except...finally <text:s/>berlaku mulai Python v2.5. Sebelumnya, try..except harus ditempatkan bersarang di try...finally</text:p>
        </text:list-item>
        <text:list-item>
          <text:p text:style-name="P53">Untuk menangani lebih dari satu exception pada satu waktu, deretkanlah ke dalam <text:span text:style-name="T23">satu </text:span>tuple (versi 2.6 ke atas). </text:p>
        </text:list-item>
      </text:list>
      <text:p text:style-name="Text_20_body"/>
      <text:p text:style-name="Text_20_body"><text:span text:style-name="T1">Contoh tanpa exception</text:span>:</text:p>
      <text:p text:style-name="Text_20_body">&gt;&gt;&gt; 1/0 </text:p>
      <text:p text:style-name="Text_20_body">Traceback (most recent call last): </text:p>
      <text:p text:style-name="Text_20_body"><text:s text:c="2"/>File "&lt;stdin&gt;", line 1, in &lt;module&gt; </text:p>
      <text:p text:style-name="Text_20_body">ZeroDivisionError: integer division or modulo by zero </text:p>
      <text:p text:style-name="Text_20_body"/>
      <text:p text:style-name="Text_20_body"><text:span text:style-name="T1">Contoh dengan exception sederhana</text:span>:</text:p>
      <text:p text:style-name="Text_20_body">&gt;&gt;&gt; try: </text:p>
      <text:p text:style-name="Text_20_body">... <text:s text:c="4"/>1/0 </text:p>
      <text:p text:style-name="Text_20_body">... except ZeroDivisionError: </text:p>
      <text:p text:style-name="Text_20_body">... <text:s text:c="4"/>print 'Kesalahan: pembagian dengan nol' </text:p>
      <text:p text:style-name="Text_20_body">... </text:p>
      <text:p text:style-name="Text_20_body">Kesalahan: pembagian dengan nol </text:p>
      <text:p text:style-name="Text_20_body"/>
      <text:p text:style-name="Text_20_body"><text:span text:style-name="T1">Contoh dengan exception, melibatkan else</text:span>:</text:p>
      <text:p text:style-name="Text_20_body">&gt;&gt;&gt; try: </text:p>
      <text:p text:style-name="Text_20_body">...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text:p>
      <text:p text:style-name="Text_20_body">1 </text:p>
      <text:p text:style-name="Text_20_body">Tidak ada kesalahan yang terjadi </text:p>
      <text:p text:style-name="Text_20_body"/>
      <text:p text:style-name="Text_20_body"><text:span text:style-name="T1">Contoh dengan exception, else dan finally</text:span>:</text:p>
      <text:p text:style-name="Text_20_body">&gt;&gt;&gt; try: </text:p>
      <text:p text:style-name="Text_20_body">... <text:s text:c="4"/>1/1 </text:p>
      <text:p text:style-name="Text_20_body">... except ZeroDivisionError: </text:p>
      <text:p text:style-name="Text_20_body">... <text:s text:c="4"/>print 'Kesalahan: pembagian dengan nol' </text:p>
      <text:p text:style-name="Text_20_body">... else: </text:p>
      <text:p text:style-name="Text_20_body"><text:soft-page-break/>... <text:s text:c="4"/>print 'Tidak ada kesalahan yang terjadi' </text:p>
      <text:p text:style-name="Text_20_body">... finally: </text:p>
      <text:p text:style-name="Text_20_body">... <text:s text:c="4"/>print 'Pembagian selesai' </text:p>
      <text:p text:style-name="Text_20_body">... </text:p>
      <text:p text:style-name="Text_20_body">1 </text:p>
      <text:p text:style-name="Text_20_body">Tidak ada kesalahan yang terjadi </text:p>
      <text:p text:style-name="Text_20_body">Pembagian selesai </text:p>
      <text:p text:style-name="Text_20_body"/>
      <text:h text:style-name="Heading_20_2" text:outline-level="2"><text:bookmark-start text:name="__RefHeading__2381_334226824"/>Try...finally<text:bookmark-end text:name="__RefHeading__2381_334226824"/></text:h>
      <text:p text:style-name="Text_20_body">Sintaks try...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finally: </text:p>
      <text:p text:style-name="Text_20_body"><text:s text:c="4"/>&lt;statement&gt; </text:p>
      <text:p text:style-name="Text_20_body"><text:s text:c="4"/>&lt;statement&gt; </text:p>
      <text:p text:style-name="Text_20_body"><text:s text:c="4"/>... </text:p>
      <text:p text:style-name="Text_20_body"/>
      <text:p text:style-name="Text_20_body"><text:span text:style-name="T1">Catatan</text:span>:</text:p>
      <text:list xml:id="list3064167187905501824" text:style-name="L29">
        <text:list-item>
          <text:p text:style-name="P54">try...finally berguna sebagai cleanup action, apapun kondisi yang terjadi.</text:p>
        </text:list-item>
      </text:list>
      <text:p text:style-name="Text_20_body"/>
      <text:p text:style-name="P2"/>
      <text:h text:style-name="Heading_20_2" text:outline-level="2"><text:bookmark-start text:name="__RefHeading__2383_334226824"/>Informasi exception <text:bookmark-end text:name="__RefHeading__2383_334226824"/></text:h>
      <text:p text:style-name="Text_20_body">Apabila exception terjadi, informasi tertentu mungkin akan tersedia, sesuai dengan jenis exceptionnya. Untuk mendapatkan, lewatkan argumen pada exception, seperti contoh berikut.</text:p>
      <text:p text:style-name="Text_20_body"/>
      <text:p text:style-name="Text_20_body">&gt;&gt;&gt; try: </text:p>
      <text:p text:style-name="Text_20_body">... <text:s text:c="4"/>1/0 </text:p>
      <text:p text:style-name="Text_20_body">... except ZeroDivisionError, e: </text:p>
      <text:p text:style-name="Text_20_body">... <text:s text:c="4"/>print 'Kesalahan: ', <text:s/>e </text:p>
      <text:p text:style-name="Text_20_body">... </text:p>
      <text:p text:style-name="Text_20_body">Kesalahan: integer division or modulo by zero </text:p>
      <text:p text:style-name="Text_20_body"><text:soft-page-break/></text:p>
      <text:p text:style-name="Text_20_body">Catatan:</text:p>
      <text:list xml:id="list3454448398491197900" text:style-name="L30">
        <text:list-item>
          <text:p text:style-name="P55">Kita dapat pula mengakses atribut message apabila dibutuhkan. Contoh:</text:p>
        </text:list-item>
      </text:list>
      <text:p text:style-name="Text_20_body">&gt;&gt;&gt; try: </text:p>
      <text:p text:style-name="Text_20_body">... <text:s text:c="4"/>1/0 </text:p>
      <text:p text:style-name="Text_20_body">... except ZeroDivisionError, e: </text:p>
      <text:p text:style-name="Text_20_body">... <text:s text:c="4"/>print 'Kesalahan: ' + e.message </text:p>
      <text:p text:style-name="Text_20_body">... </text:p>
      <text:p text:style-name="Text_20_body">Kesalahan: integer division or modulo by zero </text:p>
      <text:p text:style-name="Text_20_body"/>
      <text:h text:style-name="Heading_20_2" text:outline-level="2"><text:bookmark-start text:name="__RefHeading__2385_334226824"/>Membangkitkan exception<text:bookmark-end text:name="__RefHeading__2385_334226824"/></text:h>
      <text:p text:style-name="Text_20_body">Untuk membangkitkan kesalahan tertentu, gunakanlah raise. Argumen opsional bisa diberikan. </text:p>
      <text:p text:style-name="Text_20_body"/>
      <text:p text:style-name="Text_20_body">&gt;&gt;&gt; raise NameError </text:p>
      <text:p text:style-name="Text_20_body">Traceback (most recent call last): </text:p>
      <text:p text:style-name="Text_20_body"><text:s text:c="2"/>File "&lt;stdin&gt;", line 1, in &lt;module&gt; </text:p>
      <text:p text:style-name="Text_20_body">NameError </text:p>
      <text:p text:style-name="Text_20_body"/>
      <text:p text:style-name="Text_20_body">&gt;&gt;&gt; raise NameError, 'Ini detil kesalahan' </text:p>
      <text:p text:style-name="Text_20_body">Traceback (most recent call last): </text:p>
      <text:p text:style-name="Text_20_body"><text:s text:c="2"/>File "&lt;stdin&gt;", line 1, in &lt;module&gt; </text:p>
      <text:p text:style-name="Text_20_body">NameError: Ini detil kesalahan </text:p>
      <text:p text:style-name="Text_20_body"/>
      <text:p text:style-name="P2"/>
      <text:h text:style-name="P63" text:outline-level="1"><text:bookmark-start text:name="__RefHeading__2387_334226824"/>12. File <text:bookmark-end text:name="__RefHeading__2387_334226824"/></text:h>
      <text:p text:style-name="Text_20_body">Operasi file umumnya melibatkan pembukaan file, melakukan operasi tertentu, dan kemudian menutup file terbuka tersebut. </text:p>
      <text:p text:style-name="Text_20_body"/>
      <text:h text:style-name="Heading_20_2" text:outline-level="2"><text:bookmark-start text:name="__RefHeading__2389_334226824"/>Membuka dan menutup file<text:bookmark-end text:name="__RefHeading__2389_334226824"/></text:h>
      <text:p text:style-name="Text_20_body">Untuk membuka file, gunakanlah fungsi:L</text:p>
      <text:p text:style-name="Text_20_body"/>
      <text:p text:style-name="Text_20_body">open(path [,mode [,buffersize]])</text:p>
      <text:p text:style-name="Text_20_body"/>
      <text:p text:style-name="Text_20_body"><text:span text:style-name="T1">Catatan</text:span>:</text:p>
      <text:list xml:id="list8957488987150032348" text:style-name="L31">
        <text:list-item>
          <text:p text:style-name="P56">path adalah path file yang ingin dibuka</text:p>
        </text:list-item>
        <text:list-item>
          <text:p text:style-name="P56">mode dapat bernilai:</text:p>
          <text:list>
            <text:list-item>
              <text:p text:style-name="P56">r: membuka file untuk dibaca</text:p>
            </text:list-item>
            <text:list-item>
              <text:p text:style-name="P56">w: membuka file untuk ditulis. <text:s/>Apabila file yang ingin dibuka telah terdapat di filesystem, maka isinya akan dihapus. Apabila file tidak ditemukan, maka akan dibuat secara otomatis.</text:p>
            </text:list-item>
            <text:list-item>
              <text:p text:style-name="P56">a: membuka file untuk diupdate. Isi file yang sudah ada tidak dihapus.</text:p>
            </text:list-item>
            <text:list-item>
              <text:p text:style-name="P56">r+: membuka file untuk dibaca dan ditulis. Isi file yang sudah ada tidak dihapus.</text:p>
            </text:list-item>
            <text:list-item>
              <text:p text:style-name="P56">W+: membuka file untuk ditulis dan dibaca. Isi file yang sudah ada akan dihapus.</text:p>
            </text:list-item>
            <text:list-item>
              <text:p text:style-name="P56">a+: membuka file untuk dibaca dan ditulis. Isi file yang sudah ada tidak dihapus.</text:p>
            </text:list-item>
            <text:list-item>
              <text:p text:style-name="P56">b: apabila ditambahkan ke salah satu dari r, w, atau a, maka akan membuka file dalam modus binary. </text:p>
            </text:list-item>
            <text:list-item>
              <text:p text:style-name="P56">U: apabila ditambahkan ke salah satu dari r, w atau a, maka akan mengaplikasikan universal newline. Newline pada setiap platform bisa berbeda-beda. Contoh: Linux menggunakan \n, Windows menggunakan \r\n.</text:p>
            </text:list-item>
          </text:list>
        </text:list-item>
        <text:list-item>
          <text:p text:style-name="P56">buffersize: ukuran buffer </text:p>
        </text:list-item>
      </text:list>
      <text:p text:style-name="Text_20_body"/>
      <text:p text:style-name="Text_20_body">Fungsi open yang berhasil akan mengembalikan objek file. Setelah digunakan, file tersebut harus ditutup dengan method close() <text:span text:style-name="T26">(kecuali pada statement with yang dibahas pada akhir bab ini)</text:span>. </text:p>
      <text:p text:style-name="Text_20_body"/>
      <text:p text:style-name="Text_20_body"><text:span text:style-name="T1">Contoh</text:span>:</text:p>
      <text:p text:style-name="Text_20_body">&gt;&gt;&gt; f = open('/etc/hosts') </text:p>
      <text:p text:style-name="Text_20_body">&gt;&gt;&gt; f </text:p>
      <text:p text:style-name="Text_20_body">&lt;open file '/etc/hosts', mode 'r' at 0xb7bf54e8&gt; </text:p>
      <text:p text:style-name="Text_20_body"><text:soft-page-break/>&gt;&gt;&gt; f.close() </text:p>
      <text:p text:style-name="Text_20_body">&gt;&gt;&gt; f </text:p>
      <text:p text:style-name="Text_20_body">&lt;closed file '/etc/hosts', mode 'r' at 0xb7bf54e8&gt; </text:p>
      <text:p text:style-name="Text_20_body">&gt;&gt;&gt; </text:p>
      <text:p text:style-name="P2"/>
      <text:h text:style-name="Heading_20_2" text:outline-level="2"><text:bookmark-start text:name="__RefHeading__2391_334226824"/>Membaca isi file <text:bookmark-end text:name="__RefHeading__2391_334226824"/></text:h>
      <text:p text:style-name="Text_20_body">Untuk membaca isi file yang telah dibuka, beberapa cara bisa digunakan:</text:p>
      <text:list xml:id="list827299562773942554" text:style-name="L32">
        <text:list-item>
          <text:p text:style-name="P57">Membaca sekaligus isi file dengan method readlines(). Hasil pembacaan akan disimpan di list.</text:p>
        </text:list-item>
      </text:list>
      <text:p text:style-name="Text_20_body"/>
      <text:p text:style-name="Text_20_body">&gt;&gt;&gt; f = open('/tmp/abc') </text:p>
      <text:p text:style-name="Text_20_body">&gt;&gt;&gt; isi = f.readlines() </text:p>
      <text:p text:style-name="Text_20_body">&gt;&gt;&gt; f.close() </text:p>
      <text:p text:style-name="Text_20_body">&gt;&gt;&gt; isi <text:s text:c="5"/></text:p>
      <text:p text:style-name="Text_20_body">['test baris 1\n', 'test baris 2\n', 'test baris 3\n'] </text:p>
      <text:p text:style-name="Text_20_body">&gt;&gt;&gt; </text:p>
      <text:p text:style-name="Text_20_body"/>
      <text:list xml:id="list131061720266501" text:continue-list="list827299562773942554" text:style-name="L32">
        <text:list-item text:start-value="1">
          <text:p text:style-name="P57">Membaca sekaligus isi file dengan method read(). Hasil pembacaan akan disimpan di string.</text:p>
        </text:list-item>
      </text:list>
      <text:p text:style-name="Text_20_body"/>
      <text:p text:style-name="Text_20_body">&gt;&gt;&gt; f = open('/tmp/abc') </text:p>
      <text:p text:style-name="Text_20_body">&gt;&gt;&gt; isi = f.read() </text:p>
      <text:p text:style-name="Text_20_body">&gt;&gt;&gt; f.close() </text:p>
      <text:p text:style-name="Text_20_body">&gt;&gt;&gt; isi </text:p>
      <text:p text:style-name="Text_20_body">'test baris 1\ntest baris 2\ntest baris 3\n' </text:p>
      <text:p text:style-name="Text_20_body"/>
      <text:list xml:id="list8813201597322897096" text:style-name="L33">
        <text:list-item>
          <text:p text:style-name="P58">Membaca baris demi baris dengan method readline().</text:p>
        </text:list-item>
      </text:list>
      <text:p text:style-name="Text_20_body"/>
      <text:p text:style-name="Text_20_body">&gt;&gt;&gt; f = open('/tmp/abc') </text:p>
      <text:p text:style-name="Text_20_body">&gt;&gt;&gt; while True: </text:p>
      <text:p text:style-name="Text_20_body">... <text:s text:c="4"/>baris = f.readline() </text:p>
      <text:p text:style-name="Text_20_body">... <text:s text:c="4"/>if not baris: </text:p>
      <text:p text:style-name="Text_20_body">... <text:s text:c="8"/>break </text:p>
      <text:p text:style-name="Text_20_body">... <text:s text:c="4"/>print baris </text:p>
      <text:p text:style-name="Text_20_body">... </text:p>
      <text:p text:style-name="Text_20_body">test baris 1 </text:p>
      <text:p text:style-name="Text_20_body"><text:soft-page-break/></text:p>
      <text:p text:style-name="Text_20_body">test baris 2 </text:p>
      <text:p text:style-name="Text_20_body"/>
      <text:p text:style-name="Text_20_body">test baris 3 </text:p>
      <text:p text:style-name="Text_20_body"/>
      <text:p text:style-name="Text_20_body">&gt;&gt;&gt; f.close() </text:p>
      <text:p text:style-name="Text_20_body">&gt;&gt;&gt; </text:p>
      <text:p text:style-name="Text_20_body"/>
      <text:list xml:id="list6037854538318688904" text:style-name="L34">
        <text:list-item>
          <text:p text:style-name="P59">Membaca langsung baris tertentu dengan module linecache.</text:p>
        </text:list-item>
      </text:list>
      <text:p text:style-name="Text_20_body">&gt;&gt;&gt; import linecache </text:p>
      <text:p text:style-name="Text_20_body">&gt;&gt;&gt; baris2 = linecache.getline('/tmp/abc',2) </text:p>
      <text:p text:style-name="Text_20_body">&gt;&gt;&gt; print baris2 </text:p>
      <text:p text:style-name="Text_20_body">test baris 2 </text:p>
      <text:p text:style-name="Text_20_body"/>
      <text:p text:style-name="Text_20_body">&gt;&gt;&gt; linecache.clearcache() </text:p>
      <text:p text:style-name="Text_20_body"/>
      <text:list xml:id="list2979405696033156623" text:style-name="L35">
        <text:list-item>
          <text:p text:style-name="P60">Membaca sejumlah byte tertentu dengan method read().</text:p>
        </text:list-item>
      </text:list>
      <text:p text:style-name="Text_20_body"/>
      <text:p text:style-name="Text_20_body">&gt;&gt;&gt; f = open('/tmp/abc') </text:p>
      <text:p text:style-name="Text_20_body">&gt;&gt;&gt; buf3 = f.read(3) </text:p>
      <text:p text:style-name="Text_20_body">&gt;&gt;&gt; print buf3 </text:p>
      <text:p text:style-name="Text_20_body">tes </text:p>
      <text:p text:style-name="Text_20_body">&gt;&gt;&gt; f.close() </text:p>
      <text:p text:style-name="Text_20_body">&gt;&gt;&gt; </text:p>
      <text:p text:style-name="Text_20_body"/>
      <text:h text:style-name="Heading_20_2" text:outline-level="2"><text:bookmark-start text:name="__RefHeading__2393_334226824"/>Menulis ke file<text:bookmark-end text:name="__RefHeading__2393_334226824"/></text:h>
      <text:p text:style-name="Text_20_body">Untuk menulis ke file yang telah dibuka, beberapa cara bisa digunakan:</text:p>
      <text:list xml:id="list5806814277615750482" text:style-name="L36">
        <text:list-item>
          <text:p text:style-name="P61">Menulis string dengan method write.</text:p>
        </text:list-item>
      </text:list>
      <text:p text:style-name="Text_20_body"/>
      <text:p text:style-name="Text_20_body">&gt;&gt;&gt; f = open('/tmp/test','w') </text:p>
      <text:p text:style-name="Text_20_body">&gt;&gt;&gt; f.write('halo apa kabar') </text:p>
      <text:p text:style-name="Text_20_body">&gt;&gt;&gt; f.close() </text:p>
      <text:p text:style-name="Text_20_body">&gt;&gt;&gt; </text:p>
      <text:p text:style-name="Text_20_body">&gt;&gt;&gt; print open('/tmp/test').readlines() </text:p>
      <text:p text:style-name="Text_20_body">['halo apa kabar'] </text:p>
      <text:p text:style-name="Text_20_body"/>
      <text:list xml:id="list8044270074320066993" text:style-name="L37">
        <text:list-item>
          <text:p text:style-name="P62"><text:soft-page-break/>Menulis sequence dengan method writelines.</text:p>
        </text:list-item>
      </text:list>
      <text:p text:style-name="Text_20_body"/>
      <text:p text:style-name="Text_20_body">&gt;&gt;&gt; lines = ['halo', 'apa', 'kabar'] </text:p>
      <text:p text:style-name="Text_20_body">&gt;&gt;&gt; f = open('/tmp/test2', 'w') </text:p>
      <text:p text:style-name="Text_20_body">&gt;&gt;&gt; f.writelines(lines) </text:p>
      <text:p text:style-name="Text_20_body">&gt;&gt;&gt; f.close() </text:p>
      <text:p text:style-name="Text_20_body">&gt;&gt;&gt; </text:p>
      <text:p text:style-name="Text_20_body">&gt;&gt;&gt; print open('/tmp/test2').readlines() </text:p>
      <text:p text:style-name="Text_20_body">['haloapakabar'] </text:p>
      <text:p text:style-name="Text_20_body">&gt;&gt;&gt; </text:p>
      <text:p text:style-name="Text_20_body"/>
      <text:h text:style-name="Heading_20_2" text:outline-level="2"><text:bookmark-start text:name="__RefHeading__3136_133451410"/>Statement with<text:bookmark-end text:name="__RefHeading__3136_133451410"/></text:h>
      <text:p text:style-name="Text_20_body">Pada python versi 2.5, statement with diperkenalkan sebagai fitur opsional, dimana untuk menggunakannya, kita melakukan:</text:p>
      <text:p text:style-name="Text_20_body"/>
      <text:p text:style-name="Text_20_body">from __future__ import with_statement</text:p>
      <text:p text:style-name="Text_20_body"/>
      <text:p text:style-name="Text_20_body">Pada python versi 2.6, statement with bisa langsung dipergunakan. </text:p>
      <text:p text:style-name="Text_20_body"/>
      <text:p text:style-name="Text_20_body">with expression [as variable]:</text:p>
      <text:p text:style-name="Text_20_body"><text:s text:c="4"/>with-block</text:p>
      <text:p text:style-name="Text_20_body"/>
      <text:p text:style-name="Text_20_body">Statement ini <text:span text:style-name="T24">dapat digunakan untuk memastikan kode untuk melakukan clean-up akan dikerjakan, seperti halnya pada try/finally. Dan, ini berlaku untuk object yang mendukung context management protocol. </text:span></text:p>
      <text:p text:style-name="Text_20_body"/>
      <text:p text:style-name="Text_20_body">Contoh yang mendukung adalah file. Dengan demikian, kita bisa <text:span text:style-name="T25">bekerja dengan file dengan cara berikut:</text:span></text:p>
      <text:p text:style-name="Text_20_body"/>
      <text:p text:style-name="Text_20_body">&gt;&gt;&gt; with open('/tmp/test.txt') as f: </text:p>
      <text:p text:style-name="Text_20_body">... <text:s text:c="4"/>for line in f: </text:p>
      <text:p text:style-name="Text_20_body">... <text:s text:c="8"/>print line </text:p>
      <text:p text:style-name="Text_20_body">... </text:p>
      <text:p text:style-name="Text_20_body"/>
      <text:p text:style-name="Text_20_body">Objek file f dalam contoh tersebut akan diclose secara otomat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Andale Sans UI" style:font-family-asian="'Andale Sans U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Courier New" fo:font-family="'Courier New'" style:font-style-name="Regular" style:font-family-generic="modern" style:font-pitch="fixed" fo:font-size="11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meta:creation-date>2008-11-06T10:46:59</meta:creation-date>
    <dc:date>2014-07-29T13:10:59.282187391</dc:date>
    <meta:editing-cycles>475</meta:editing-cycles>
    <meta:editing-duration>PT10H43M28S</meta:editing-duration>
    <meta:document-statistic meta:table-count="1" meta:image-count="0" meta:object-count="0" meta:page-count="39" meta:paragraph-count="964" meta:word-count="4735" meta:character-count="32518" meta:non-whitespace-character-count="27734"/>
    <meta:user-defined meta:name="Info 1"/>
    <meta:user-defined meta:name="Info 2"/>
    <meta:user-defined meta:name="Info 3"/>
    <meta:user-defined meta:name="Info 4"/>
  </office:meta>
</office:document-meta>
</file>